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1.0256in" fo:break-before="auto" style:use-optimal-row-height="false"/>
    </style:style>
    <style:style style:name="ro65" style:family="table-row">
      <style:table-row-properties style:row-height="0.7146in" fo:break-before="auto" style:use-optimal-row-height="false"/>
    </style:style>
    <style:style style:name="ro66" style:family="table-row">
      <style:table-row-properties style:row-height="1.2638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3311in" fo:break-before="auto" style:use-optimal-row-height="false"/>
    </style:style>
    <style:style style:name="ro69" style:family="table-row">
      <style:table-row-properties style:row-height="0.8807in" fo:break-before="auto" style:use-optimal-row-height="false"/>
    </style:style>
    <style:style style:name="ro70" style:family="table-row">
      <style:table-row-properties style:row-height="0.9016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text-position=""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999999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b3b3b3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7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12" style:family="table-cell" style:parent-style-name="Default">
      <style:table-cell-properties fo:wrap-option="wrap" fo:border="0.06pt solid #000000"/>
      <style:text-properties fo:font-weight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cccccc"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b3b3b3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#00cccc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able-cell-properties fo:background-color="#00cccc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77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000000"/>
    </style:style>
    <style:style style:name="ce193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="0.06pt solid #000000"/>
      <style:text-properties fo:color="#000000"/>
    </style:style>
    <style:style style:name="ce21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fo:color="#000000" fo:font-weight="normal" style:font-weight-asian="normal" style:font-weight-complex="normal"/>
    </style:style>
    <style:style style:name="ce21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2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#ffffcc"/>
      <style:text-properties fo:color="#000000"/>
    </style:style>
    <style:style style:name="ce241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6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6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6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6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1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304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5" style:family="table-cell" style:parent-style-name="Default">
      <style:table-cell-properties fo:wrap-option="wrap" fo:border="0.06pt solid #000000"/>
      <style:text-properties fo:font-weight="normal"/>
    </style:style>
    <style:style style:name="ce3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wrap-option="wrap"/>
    </style:style>
    <style:style style:name="ce309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417in" svg:height="1.1528in" svg:x="0.0118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5"/>
        <table:table-column table:style-name="co15" table:default-cell-style-name="ce96"/>
        <table:table-column table:style-name="co16" table:default-cell-style-name="ce123"/>
        <table:table-column table:style-name="co3" table:default-cell-style-name="ce118"/>
        <table:table-column table:style-name="co3" table:number-columns-repeated="250" table:default-cell-style-name="ce116"/>
        <table:table-row table:style-name="ro20">
          <table:table-cell table:style-name="ce61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2"/>
          <table:covered-table-cell table:style-name="ce116"/>
          <table:covered-table-cell table:number-columns-repeated="2"/>
          <table:table-cell table:style-name="ce62"/>
          <table:table-cell table:style-name="Default" table:number-columns-repeated="247"/>
        </table:table-row>
        <table:table-row table:style-name="ro10">
          <table:table-cell table:style-name="ce62" office:value-type="string">
            <text:p>Id</text:p>
          </table:table-cell>
          <table:table-cell table:style-name="ce62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3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3"/>
          <table:covered-table-cell table:number-columns-repeated="2" table:style-name="ce117"/>
          <table:table-cell table:style-name="ce127" office:value-type="string">
            <text:p>Total of High</text:p>
          </table:table-cell>
          <table:table-cell table:style-name="ce130" table:formula="of:=SUMPRODUCT(([.C4:.C583]=&quot;High&quot;))" office:value-type="float" office:value="112">
            <text:p>112</text:p>
          </table:table-cell>
          <table:table-cell table:style-name="ce127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4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8" office:value-type="string">
            <text:p>High</text:p>
          </table:table-cell>
          <table:table-cell/>
          <table:table-cell table:style-name="ce127" office:value-type="string">
            <text:p>Total of Medium</text:p>
          </table:table-cell>
          <table:table-cell table:style-name="ce127" table:formula="of:=SUMPRODUCT(([.C4:.C583]=&quot;Medium&quot;))" office:value-type="float" office:value="198">
            <text:p>198</text:p>
          </table:table-cell>
          <table:table-cell table:style-name="ce127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8" office:value-type="string">
            <text:p>High</text:p>
          </table:table-cell>
          <table:table-cell/>
          <table:table-cell table:style-name="ce127" office:value-type="string">
            <text:p>Total of Low</text:p>
          </table:table-cell>
          <table:table-cell table:style-name="ce130" table:formula="of:=SUMPRODUCT(([.C4:.C583]=&quot;Low&quot;))" office:value-type="float" office:value="15">
            <text:p>15</text:p>
          </table:table-cell>
          <table:table-cell table:style-name="ce127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8" office:value-type="string">
            <text:p>High</text:p>
          </table:table-cell>
          <table:table-cell/>
          <table:table-cell table:style-name="ce129" office:value-type="string">
            <text:p>Total</text:p>
          </table:table-cell>
          <table:table-cell table:style-name="ce131" table:formula="of:=SUM([.F3:.F5])" office:value-type="float" office:value="325">
            <text:p>325</text:p>
          </table:table-cell>
          <table:table-cell table:style-name="ce131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6" office:value-type="string">
            <text:p>Search by name <text:s/>with blank keywor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7" office:value-type="string">
            <text:p>Search a word or phrase in content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7" office:value-type="string">
            <text:p>Search by date in content in case choose [From] field less than [To] field when select content to add for SCV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7" office:value-type="string">
            <text:p>Search by date in content in case choose [From] field greater than [To] fiel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8" office:value-type="string">
            <text:p>Search by date in content in case choose [From] field greater than current dat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9" office:value-type="string">
            <text:p>Check Search Node <text:s/>type in content when select existed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76" office:value-type="string">
            <text:p>Search a node using properties when do not select any property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6" office:value-type="string">
            <text:p>Preview web content after d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126in" svg:y="0.163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2.001</text:p>
          </table:table-cell>
          <table:table-cell table:style-name="ce80" office:value-type="string">
            <text:p>Setting for SCV page when 'Show title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80" office:value-type="string">
            <text:p>Setting for SCV page when 'Show title' check-box is not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80" office:value-type="string">
            <text:p>Setting for SCV page when 'Show date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80" office:value-type="string">
            <text:p>Setting for SCV page when 'Show date' check-box is un-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80" office:value-type="string">
            <text:p>Setting for SCV page when 'Show option bar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80" office:value-type="string">
            <text:p>Setting for SCV page when 'Show option bar' check-box is un-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80" office:value-type="string">
            <text:p>Setting for SCV page to print document/web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3.001</text:p>
          </table:table-cell>
          <table:table-cell table:style-name="ce80" office:value-type="string">
            <text:p>Edit content of SCV page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80" office:value-type="string">
            <text:p>Open form to setting page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1</text:p>
          </table:table-cell>
          <table:table-cell table:style-name="ce80" office:value-type="string">
            <text:p>Default of [Edit] icon when mode = View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2</text:p>
          </table:table-cell>
          <table:table-cell table:style-name="ce80" office:value-type="string">
            <text:p>Activity of [Edit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3</text:p>
          </table:table-cell>
          <table:table-cell table:style-name="ce80" office:value-type="string">
            <text:p>Fast editing when double click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5.001</text:p>
          </table:table-cell>
          <table:table-cell table:style-name="ce80" office:value-type="string">
            <text:p>Displaying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2</text:p>
          </table:table-cell>
          <table:table-cell table:style-name="ce80" office:value-type="string">
            <text:p>Activity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3</text:p>
          </table:table-cell>
          <table:table-cell table:style-name="ce80" office:value-type="string">
            <text:p>Activity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4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3"/>
          <table:covered-table-cell table:style-name="ce117"/>
          <table:covered-table-cell table:style-name="ce125"/>
          <table:table-cell table:number-columns-repeated="250"/>
        </table:table-row>
        <table:table-row table:style-name="ro13">
          <table:table-cell table:style-name="ce64" office:value-type="string">
            <text:p>FNC_ECMS_WCM_CLV_01.001</text:p>
          </table:table-cell>
          <table:table-cell table:style-name="ce76" office:value-type="string">
            <text:p>Create new CLV page by using folder mode in case the folder is empty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6" office:value-type="string">
            <text:p>Create new CLV page by using folder mode in case the folder is not empty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2.001</text:p>
          </table:table-cell>
          <table:table-cell table:style-name="ce81" office:value-type="string">
            <text:p>Create new CLV page by select directly contents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81" office:value-type="string">
            <text:p>Delete content after choosing directly document or web content to view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80" office:value-type="string">
            <text:p>Search by name of content when select existing content to create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6" office:value-type="string">
            <text:p>Search by name <text:s/>with blank keywor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7" office:value-type="string">
            <text:p>Search a word or phrase in content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8" office:value-type="string">
            <text:p>Search by date in content in case choose [From] field less than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8" office:value-type="string">
            <text:p>Search by date in content in case choose [From] field greater than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8" office:value-type="string">
            <text:p>Search by date in content in case choose [From] field greater than current by date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9" office:value-type="string">
            <text:p>Search Node <text:s/>type in content when select existed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6" office:value-type="string">
            <text:p>Search a node using properties when do not select any property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6" office:value-type="string">
            <text:p>Preview web content after d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3.001</text:p>
          </table:table-cell>
          <table:table-cell table:style-name="ce82" office:value-type="string">
            <text:p>Check Order by date creat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2" office:value-type="string">
            <text:p>Check Order by date modifi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2" office:value-type="string">
            <text:p>Check Order by date publish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3" office:value-type="string">
            <text:p>Check Order by Title publish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4" office:value-type="string">
            <text:p>Check view content with chosen automatic to view all web contents and sort by ascenda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2" office:value-type="string">
            <text:p>Check change template to view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2" office:value-type="string">
            <text:p>Test unchecked show image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2" office:value-type="string">
            <text:p>Test unchecked show summary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2" office:value-type="string">
            <text:p>Test unchecked show header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2" office:value-type="string">
            <text:p>Test unchecked show title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2" office:value-type="string">
            <text:p>Test unchecked show by date created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2" office:value-type="string">
            <text:p>Test unchecked show link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2" office:value-type="string">
            <text:p>Test checked show refresh button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4.001</text:p>
          </table:table-cell>
          <table:table-cell table:style-name="ce81" office:value-type="string">
            <text:p>Check keep draft revision after edit draft revision from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81" office:value-type="string">
            <text:p>Check change draft revision to live revision after edit draft revision from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5" office:value-type="string">
            <text:p>Check display content in content list viewer in edit mode and no draft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6" office:value-type="string">
            <text:p>Test to verify the layout of Pri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6" office:value-type="string">
            <text:p>Print in case did not install printer.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6" office:value-type="string">
            <text:p>Print in case existed conte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6" office:value-type="string">
            <text:p>Print in case not exist conte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6" office:value-type="string">
            <text:p>Open form to configuration for CLV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6" office:value-type="string">
            <text:p>Add new content for CLV page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6" office:value-type="string">
            <text:p>Manage content of CLV page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1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2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3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1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2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3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4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Content By Query</text:p>
          </table:table-cell>
          <table:covered-table-cell table:number-columns-repeated="2" table:style-name="ce86"/>
          <table:covered-table-cell table:style-name="ce125"/>
          <table:table-cell table:number-columns-repeated="250"/>
        </table:table-row>
        <table:table-row table:style-name="ro22">
          <table:table-cell table:style-name="ce66" office:value-type="string">
            <text:p>FNC_ECMS_WCM_CBQ_01.001</text:p>
          </table:table-cell>
          <table:table-cell table:style-name="ce76" office:value-type="string">
            <text:p>Check if a query and a workspace condition work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2</text:p>
          </table:table-cell>
          <table:table-cell table:style-name="ce76" office:value-type="string">
            <text:p>Check if a Folder option works when a query is missing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CBQ_01.003</text:p>
          </table:table-cell>
          <table:table-cell table:style-name="ce76" office:value-type="string">
            <text:p>Check if a Content option works when a query is missing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4</text:p>
          </table:table-cell>
          <table:table-cell table:style-name="ce76" office:value-type="string">
            <text:p>Check if a Folder/Content option works when a query is invalid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5</text:p>
          </table:table-cell>
          <table:table-cell table:style-name="ce81" office:value-type="string">
            <text:p>Check if a query finds no match in a workspace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6</text:p>
          </table:table-cell>
          <table:table-cell table:style-name="ce80" office:value-type="string">
            <text:p>Vary tests with some querie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7</text:p>
          </table:table-cell>
          <table:table-cell table:style-name="ce87" office:value-type="string">
            <text:p>User who is not administrator cannot edit portlet setting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6"/>
          <table:covered-table-cell table:style-name="ce125"/>
          <table:table-cell table:number-columns-repeated="250"/>
        </table:table-row>
        <table:table-row table:style-name="ro22">
          <table:table-cell table:style-name="ce66" office:value-type="string">
            <text:p>FNC_ECMS_WCM_BF_01.001</text:p>
          </table:table-cell>
          <table:table-cell table:style-name="ce88" office:value-type="string">
            <text:p>Replace existing logo while editing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2</text:p>
          </table:table-cell>
          <table:table-cell table:style-name="ce88" office:value-type="string">
            <text:p>Replace existing logo while editing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BF_01.003</text:p>
          </table:table-cell>
          <table:table-cell table:style-name="ce88" office:value-type="string">
            <text:p>Check adding slogan on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4</text:p>
          </table:table-cell>
          <table:table-cell table:style-name="ce89" office:value-type="string">
            <text:p>Check edit banner with image larger than designed/allowed siz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5</text:p>
          </table:table-cell>
          <table:table-cell table:style-name="ce88" office:value-type="string">
            <text:p>Check displaying slogan in banner after edit banner with long text slogan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6</text:p>
          </table:table-cell>
          <table:table-cell table:style-name="ce88" office:value-type="string">
            <text:p>Check edit banner by error default.css cod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7</text:p>
          </table:table-cell>
          <table:table-cell table:style-name="ce88" office:value-type="string">
            <text:p>Check edit banner by error java script(js) cod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1</text:p>
          </table:table-cell>
          <table:table-cell table:style-name="ce88" office:value-type="string">
            <text:p>Check displaying form to edit foot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2</text:p>
          </table:table-cell>
          <table:table-cell table:style-name="ce88" office:value-type="string">
            <text:p>Check editing footer with image/text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3</text:p>
          </table:table-cell>
          <table:table-cell table:style-name="ce88" office:value-type="string">
            <text:p>Check edit footer with long text.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4</text:p>
          </table:table-cell>
          <table:table-cell table:style-name="ce88" office:value-type="string">
            <text:p>Check edit footer with invalid CS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5</text:p>
          </table:table-cell>
          <table:table-cell table:style-name="ce88" office:value-type="string">
            <text:p>Check edit footer with invalid J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1</text:p>
          </table:table-cell>
          <table:table-cell table:style-name="ce88" office:value-type="string">
            <text:p>Check display form to edit content of Homepag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2</text:p>
          </table:table-cell>
          <table:table-cell table:style-name="ce88" office:value-type="string">
            <text:p>Edit content of Home pag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3</text:p>
          </table:table-cell>
          <table:table-cell table:style-name="ce88" office:value-type="string">
            <text:p>Check edit Homepage with invalid CS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4</text:p>
          </table:table-cell>
          <table:table-cell table:style-name="ce88" office:value-type="string">
            <text:p>Check edit Homepage with invalid J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90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4" office:value-type="string">
            <text:p>FNC_ECMS_WCM_SEARCH_01.001</text:p>
          </table:table-cell>
          <table:table-cell table:style-name="ce91" office:value-type="string">
            <text:p>Search in case input no keywords for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92" office:value-type="string">
            <text:p>Search in case search keyword does not match existing values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91" office:value-type="string">
            <text:p>Search in case input keyword matches existing valu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91" office:value-type="string">
            <text:p>Search in case searching keyword contains special characters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92" office:value-type="string">
            <text:p>Test Search Result in case admin user do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93" office:value-type="string">
            <text:p>Test search result without login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4" office:value-type="string">
            <text:p>Test Search Result in case normal user do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4" office:value-type="string">
            <text:p>Test display search result on one page with administrator us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6" office:value-type="string">
            <text:p>Test display search result in case choose one site </text:p>
            <text:p>to search.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6" office:value-type="string">
            <text:p>Test display search result in case checked only </text:p>
            <text:p>document 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6" office:value-type="string">
            <text:p>Test display search result in case checked only page</text:p>
            <text:p><text:s/>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6" office:value-type="string">
            <text:p>Test search result in case search by Box search.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6" office:value-type="string">
            <text:p>Test search result in case keyword was typed by A*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6" office:value-type="string">
            <text:p>Test display search result in case unchecked on page</text:p>
            <text:p>and document 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6" office:value-type="string">
            <text:p>Test view content in Search</text:p>
            <text:p><text:s/>Result in Live mod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5" office:value-type="string">
            <text:p>Print content of search resul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7" office:value-type="string">
            <text:p>Check display result when change search page layout template 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O</text:p>
          </table:table-cell>
          <table:covered-table-cell table:style-name="ce90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8" office:value-type="string">
            <text:p>Default color of SEO icon when metadata doesn't exist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8" office:value-type="string">
            <text:p>Color of SEO icon when user inputs data but not fully completed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6" office:value-type="string">
            <text:p>Color of SEO icon when user inputs data for all fields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9" office:value-type="string">
            <text:p>Color of SEO icon when user open an administration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9" office:value-type="string">
            <text:p>Screen of SEO management when user open a portal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9" office:value-type="string">
            <text:p>Screen of SEO management when user open a content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2.001</text:p>
          </table:table-cell>
          <table:table-cell table:style-name="ce99" office:value-type="string">
            <text:p>Check default metadata when user hasn't added SEO data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6" office:value-type="string">
            <text:p>Check metadata through View Page Source when user input value for Description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6" office:value-type="string">
            <text:p>Check metadata through View Page Source</text:p>
            <text:p>when user input value for Description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81" office:value-type="string">
            <text:p>Check metadata through View Page Source</text:p>
            <text:p>when user input value for Description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80" office:value-type="string">
            <text:p>Check metadata through View Page Source</text:p>
            <text:p>when user input value for Description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80" office:value-type="string">
            <text:p>Check metadata through View Page Source</text:p>
            <text:p>when user input value for Keywords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80" office:value-type="string">
            <text:p>Check metadata through View Page Source</text:p>
            <text:p>when user input value for Keywords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7" office:value-type="string">
            <text:p>Check metadata through View Page Source</text:p>
            <text:p>when user input value for Keywords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100" office:value-type="string">
            <text:p>Check metadata through View Page Source</text:p>
            <text:p>when user input value for Keywords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100" office:value-type="string">
            <text:p>Check metadata through View Page Source</text:p>
            <text:p>when user input value for both Description &amp; Keywords <text:s/>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100" office:value-type="string">
            <text:p>Check metadata through View Page Source</text:p>
            <text:p>when user input value for both Description &amp; Keywords <text:s/>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100" office:value-type="string">
            <text:p>Check metadata through View Page Source</text:p>
            <text:p>when user input value for both Description &amp; Keywords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100" office:value-type="string">
            <text:p>Check metadata through View Page Source</text:p>
            <text:p>when user input value for both Description &amp; Keywords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3.001</text:p>
          </table:table-cell>
          <table:table-cell table:style-name="ce100" office:value-type="string">
            <text:p>Check default of Sitemap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101" office:value-type="string">
            <text:p>Check Sitemap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101" office:value-type="string">
            <text:p>Check Sitemap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101" office:value-type="string">
            <text:p>Check Sitemap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101" office:value-type="string">
            <text:p>Check Sitemap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101" office:value-type="string">
            <text:p>Check Sitemap (5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101" office:value-type="string">
            <text:p>Check Sitemap (6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101" office:value-type="string">
            <text:p>Check Sitemap (7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6" office:value-type="string">
            <text:p>Alert message when user input invalid data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2"/>
          <table:covered-table-cell table:style-name="ce126"/>
          <table:table-cell table:number-columns-repeated="250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3" office:value-type="string">
            <text:p><text:span text:style-name="T3">Display edit mode in case</text:span></text:p>
            <text:p><text:span text:style-name="T3"><text:s/></text:span><text:span text:style-name="T3">click [Edit mode] icon 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MICS_01.001</text:p>
          </table:table-cell>
          <table:table-cell table:style-name="ce104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Newsletter</text:p>
          </table:table-cell>
          <table:covered-table-cell table:style-name="ce105"/>
          <table:covered-table-cell table:style-name="ce124"/>
          <table:covered-table-cell table:style-name="ce126"/>
          <table:table-cell table:number-columns-repeated="250"/>
        </table:table-row>
        <table:table-row table:style-name="ro13">
          <table:table-cell table:style-name="ce64" office:value-type="string">
            <text:p>FNC_ECMS_WCM_NEWS_01.001</text:p>
          </table:table-cell>
          <table:table-cell table:style-name="ce106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6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6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6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7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8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8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8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9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2.001</text:p>
          </table:table-cell>
          <table:table-cell table:style-name="ce108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8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8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8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8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8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8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8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8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8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8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8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8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8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8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8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8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8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3.001</text:p>
          </table:table-cell>
          <table:table-cell table:style-name="ce108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8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8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8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8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8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8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10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11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2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2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2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2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Form Generator, Fast Content Creator</text:p>
          </table:table-cell>
          <table:covered-table-cell table:style-name="ce104"/>
          <table:covered-table-cell table:number-columns-repeated="2"/>
          <table:table-cell table:number-columns-repeated="250"/>
        </table:table-row>
        <table:table-row table:style-name="ro13">
          <table:table-cell table:style-name="ce71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13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2</text:p>
          </table:table-cell>
          <table:table-cell table:style-name="ce114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3</text:p>
          </table:table-cell>
          <table:table-cell table:style-name="ce114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5</text:p>
          </table:table-cell>
          <table:table-cell table:style-name="ce114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9</text:p>
          </table:table-cell>
          <table:table-cell table:style-name="ce114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10</text:p>
          </table:table-cell>
          <table:table-cell table:style-name="ce115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ategory</text:p>
          </table:table-cell>
          <table:covered-table-cell table:style-name="ce104"/>
          <table:covered-table-cell table:number-columns-repeated="2"/>
          <table:table-cell table:number-columns-repeated="250"/>
        </table:table-row>
        <table:table-row table:style-name="ro13">
          <table:table-cell table:style-name="ce66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4</text:p>
          </table:table-cell>
          <table:table-cell table:style-name="ce113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5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6</text:p>
          </table:table-cell>
          <table:table-cell table:style-name="ce113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7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8</text:p>
          </table:table-cell>
          <table:table-cell table:style-name="ce113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9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0</text:p>
          </table:table-cell>
          <table:table-cell table:style-name="ce113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1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2</text:p>
          </table:table-cell>
          <table:table-cell table:style-name="ce113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3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4</text:p>
          </table:table-cell>
          <table:table-cell table:style-name="ce113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5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6</text:p>
          </table:table-cell>
          <table:table-cell table:style-name="ce113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8</text:p>
          </table:table-cell>
          <table:table-cell table:style-name="ce113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9</text:p>
          </table:table-cell>
          <table:table-cell table:style-name="ce113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20</text:p>
          </table:table-cell>
          <table:table-cell table:style-name="ce113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1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2</text:p>
          </table:table-cell>
          <table:table-cell table:style-name="ce114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4</text:p>
          </table:table-cell>
          <table:table-cell table:style-name="ce113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5</text:p>
          </table:table-cell>
          <table:table-cell table:style-name="ce113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6</text:p>
          </table:table-cell>
          <table:table-cell table:style-name="ce113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7</text:p>
          </table:table-cell>
          <table:table-cell table:style-name="ce113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9</text:p>
          </table:table-cell>
          <table:table-cell table:style-name="ce113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0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1</text:p>
          </table:table-cell>
          <table:table-cell table:style-name="ce113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2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3</text:p>
          </table:table-cell>
          <table:table-cell table:style-name="ce113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4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5</text:p>
          </table:table-cell>
          <table:table-cell table:style-name="ce113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6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7</text:p>
          </table:table-cell>
          <table:table-cell table:style-name="ce113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8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9</text:p>
          </table:table-cell>
          <table:table-cell table:style-name="ce113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0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1</text:p>
          </table:table-cell>
          <table:table-cell table:style-name="ce114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2</text:p>
          </table:table-cell>
          <table:table-cell table:style-name="ce113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3</text:p>
          </table:table-cell>
          <table:table-cell table:style-name="ce114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4</text:p>
          </table:table-cell>
          <table:table-cell table:style-name="ce113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6</text:p>
          </table:table-cell>
          <table:table-cell table:style-name="ce114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8</text:p>
          </table:table-cell>
          <table:table-cell table:style-name="ce113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9</text:p>
          </table:table-cell>
          <table:table-cell table:style-name="ce113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40</text:p>
          </table:table-cell>
          <table:table-cell table:style-name="ce113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1</text:p>
          </table:table-cell>
          <table:table-cell table:style-name="ce113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2</text:p>
          </table:table-cell>
          <table:table-cell table:style-name="ce113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3</text:p>
          </table:table-cell>
          <table:table-cell table:style-name="ce113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4</text:p>
          </table:table-cell>
          <table:table-cell table:style-name="ce113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2"/>
          <table:table-cell table:style-name="ce116" table:number-columns-repeated="3"/>
          <table:table-cell table:number-columns-repeated="250"/>
        </table:table-row>
        <table:table-row table:style-name="ro17">
          <table:table-cell table:style-name="ce72"/>
          <table:table-cell table:style-name="ce116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5"/>
        <table:table-column table:style-name="co8" table:default-cell-style-name="ce67"/>
        <table:table-column table:style-name="co8" table:default-cell-style-name="ce146"/>
        <table:table-column table:style-name="co17" table:default-cell-style-name="ce149"/>
        <table:table-column table:style-name="co18" table:default-cell-style-name="ce151"/>
        <table:table-column table:style-name="co19" table:default-cell-style-name="ce156"/>
        <table:table-column table:style-name="co20" table:default-cell-style-name="ce155"/>
        <table:table-column table:style-name="co21" table:default-cell-style-name="ce155"/>
        <table:table-column table:style-name="co8" table:default-cell-style-name="ce119"/>
        <table:table-column table:style-name="co8" table:default-cell-style-name="ce169"/>
        <table:table-column table:style-name="co8" table:number-columns-repeated="246" table:default-cell-style-name="Default"/>
        <table:table-row table:style-name="ro13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885];[.$K1])" office:value-type="float" office:value="46">
            <text:p>46</text:p>
          </table:table-cell>
          <table:table-cell table:style-name="ce167" table:formula="of:=COUNTIF([.M$7:.M$885];[.$K1])" office:value-type="float" office:value="46">
            <text:p>46</text:p>
          </table:table-cell>
          <table:table-cell table:style-name="ce167" table:formula="of:=COUNTIF([.N$7:.N$885];[.$K1])" office:value-type="float" office:value="0">
            <text:p>0</text:p>
          </table:table-cell>
          <table:table-cell table:style-name="ce167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885];[.$K2])" office:value-type="float" office:value="0">
            <text:p>0</text:p>
          </table:table-cell>
          <table:table-cell table:style-name="ce167" table:formula="of:=COUNTIF([.M$7:.M$885];[.$K2])" office:value-type="float" office:value="0">
            <text:p>0</text:p>
          </table:table-cell>
          <table:table-cell table:style-name="ce167" table:formula="of:=COUNTIF([.N$7:.N$885];[.$K2])" office:value-type="float" office:value="0">
            <text:p>0</text:p>
          </table:table-cell>
          <table:table-cell table:style-name="ce167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885];[.$K3])" office:value-type="float" office:value="0">
            <text:p>0</text:p>
          </table:table-cell>
          <table:table-cell table:style-name="ce167" table:formula="of:=COUNTIF([.M$7:.M$885];[.$K3])" office:value-type="float" office:value="0">
            <text:p>0</text:p>
          </table:table-cell>
          <table:table-cell table:style-name="ce167" table:formula="of:=COUNTIF([.N$7:.N$885];[.$K3])" office:value-type="float" office:value="0">
            <text:p>0</text:p>
          </table:table-cell>
          <table:table-cell table:style-name="ce167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885];[.$K4])" office:value-type="float" office:value="0">
            <text:p>0</text:p>
          </table:table-cell>
          <table:table-cell table:style-name="ce167" table:formula="of:=COUNTIF([.M$7:.M$885];[.$K4])" office:value-type="float" office:value="0">
            <text:p>0</text:p>
          </table:table-cell>
          <table:table-cell table:style-name="ce167" table:formula="of:=COUNTIF([.N$7:.N$885];[.$K4])" office:value-type="float" office:value="0">
            <text:p>0</text:p>
          </table:table-cell>
          <table:table-cell table:style-name="ce167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41" table:number-columns-repeated="4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885];[.$K5])" office:value-type="float" office:value="0">
            <text:p>0</text:p>
          </table:table-cell>
          <table:table-cell table:style-name="ce167" table:formula="of:=COUNTIF([.M$7:.M$885];[.$K5])" office:value-type="float" office:value="0">
            <text:p>0</text:p>
          </table:table-cell>
          <table:table-cell table:style-name="ce167" table:formula="of:=COUNTIF([.N$7:.N$885];[.$K5])" office:value-type="float" office:value="0">
            <text:p>0</text:p>
          </table:table-cell>
          <table:table-cell table:style-name="ce167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71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</text:p>
            <text:p>[From] field greater than</text:p>
            <text:p>[To] fiel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1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1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1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5: View content of</text:p>
            <text:p><text:s/>document or web content after</text:p>
            <text:p><text:s/>do search</text:p>
          </table:table-cell>
          <table:table-cell table:style-name="ce119" office:value-type="string">
            <text:p>- Click on [<text:span text:style-name="T10">Preview</text:span>] icon of some <text:s/>web content which is listed in Result form</text:p>
          </table:table-cell>
          <table:table-cell table:style-name="ce11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9" office:value-type="string">
            <text:p>Step 5: Select result to add content for SCV page</text:p>
          </table:table-cell>
          <table:table-cell table:style-name="ce119" office:value-type="string">
            <text:p>- Click on [<text:span text:style-name="T10">Add</text:span>] icon of 1 <text:s/>web content/document/media which is listed in Result form</text:p>
          </table:table-cell>
          <table:table-cell table:style-name="ce11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</text:span><text:span text:style-name="T7">Portlet Mode 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9" office:value-type="string">
            <text:p>Step 3: Check view page in edit mode</text:p>
          </table:table-cell>
          <table:table-cell table:style-name="ce119" office:value-type="string">
            <text:p>Switch to edit mode</text:p>
          </table:table-cell>
          <table:table-cell table:style-name="ce119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71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6" office:value-type="string">
            <text:p>WCM\Viewers\Single content\Setting</text:p>
          </table:table-cell>
          <table:table-cell table:style-name="ce80" office:value-type="string">
            <text:p>Setting for SCV page when 'Show title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9" office:value-type="string">
            <text:p>Step 3: Setting for SCV page when check on 'Show title check-box'</text:p>
          </table:table-cell>
          <table:table-cell table:style-name="ce119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title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9" office:value-type="string">
            <text:p>Step 3: Setting for SCV page when check on 'Show title check-box'</text:p>
          </table:table-cell>
          <table:table-cell table:style-name="ce119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date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51" office:value-type="string">
            <text:p>Step 3: Setting for SCV page when 'Show date' check-box is checked</text:p>
          </table:table-cell>
          <table:table-cell table:style-name="ce119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date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9" office:value-type="string">
            <text:p>Step 3: Setting for SCV page when check on 'Show date' check-box</text:p>
          </table:table-cell>
          <table:table-cell table:style-name="ce119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option bar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51" office:value-type="string">
            <text:p>Step 3: Setting for SCV page when 'Show option bar' check-box is checked</text:p>
          </table:table-cell>
          <table:table-cell table:style-name="ce119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option bar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9" office:value-type="string">
            <text:p>Step 3: Setting for SCV page when check on 'Show option bar' check-box</text:p>
          </table:table-cell>
          <table:table-cell table:style-name="ce119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to print document/web cont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8" office:value-type="string">
            <text:p>Step 3: Setting for SCV page to print document/web content</text:p>
          </table:table-cell>
          <table:table-cell table:style-name="ce119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9" office:value-type="string">
            <text:p>Step 5: Print document</text:p>
          </table:table-cell>
          <table:table-cell table:style-name="ce119" office:value-type="string">
            <text:p>- View content of page</text:p>
            <text:p>- Click on <text:span text:style-name="T8">Print</text:span></text:p>
          </table:table-cell>
          <table:table-cell table:style-name="ce11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71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6" office:value-type="string">
            <text:p>WCM\Viewers\Single content\Other</text:p>
          </table:table-cell>
          <table:table-cell table:style-name="ce80" office:value-type="string">
            <text:p>Edit content of SCV page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9" office:value-type="string">
            <text:p>Step 3: Edit content of page</text:p>
          </table:table-cell>
          <table:table-cell table:style-name="ce119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table:style-name="ce80" office:value-type="string">
            <text:p>Open form to setting page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9" office:value-type="string">
            <text:p>Step 3: Open form to setting page</text:p>
          </table:table-cell>
          <table:table-cell table:style-name="ce119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71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Single content\Edit Icon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Step 1: Change mode = View</text:p>
          </table:table-cell>
          <table:table-cell table:style-name="ce15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9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9" office:value-type="string">
            <text:p>Step 2: Change mode = Edit</text:p>
          </table:table-cell>
          <table:table-cell table:style-name="ce119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9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50" office:value-type="string">
            <text:p>WCM\Viewers\Single content\Edit Icon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9" office:value-type="string">
            <text:p>Step 2: Return to Home page</text:p>
          </table:table-cell>
          <table:table-cell table:style-name="ce119" office:value-type="string">
            <text:p>- Click button <text:span text:style-name="T8">Back</text:span></text:p>
          </table:table-cell>
          <table:table-cell table:style-name="ce119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50" office:value-type="string">
            <text:p>WCM\Viewers\Single content\Edit Icon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Step 1: Double click on data of SCV </text:p>
          </table:table-cell>
          <table:table-cell table:style-name="ce119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11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Edit some data (ex: Fast Edit Data)</text:p>
            <text:p>- Click button <text:span text:style-name="T8">Save</text:span></text:p>
          </table:table-cell>
          <table:table-cell table:style-name="ce11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0">TESTVN-5650</text:a></text:p>
          </table:table-cell>
          <table:table-cell table:number-columns-repeated="242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71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Single content\Publish Icon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Step 1: Default of Publish icon</text:p>
          </table:table-cell>
          <table:table-cell table:style-name="ce150" office:value-type="string">
            <text:p><text:span text:style-name="T3">- Change mode = </text:span><text:span text:style-name="T11">Edit </text:span></text:p>
          </table:table-cell>
          <table:table-cell table:style-name="ce11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Click <text:span text:style-name="T8">Edit</text:span> icon in SCV </text:p>
            <text:p><text:span text:style-name="T9">- Input some data (ex: 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11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9" office:value-type="string">
            <text:p>Step 3: Return to Home page</text:p>
          </table:table-cell>
          <table:table-cell table:style-name="ce150" office:value-type="string">
            <text:p>- Click button <text:span text:style-name="T8">Back</text:span></text:p>
          </table:table-cell>
          <table:table-cell table:style-name="ce119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3: Not publish data</text:p>
          </table:table-cell>
          <table:table-cell table:style-name="ce119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3: Publish data</text:p>
          </table:table-cell>
          <table:table-cell table:style-name="ce119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50" office:value-type="string">
            <text:p>WCM\Viewers\Single content\Publish Icon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9" office:value-type="string">
            <text:p>Step 2: Do not edit data</text:p>
          </table:table-cell>
          <table:table-cell table:style-name="ce119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5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50"/>
          <table:table-cell/>
          <table:table-cell table:style-name="ce119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6"/>
          <table:table-cell table:style-name="ce141"/>
          <table:table-cell table:style-name="ce136"/>
          <table:table-cell table:style-name="ce148"/>
          <table:table-cell table:style-name="ce141" table:number-columns-repeated="252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8"/>
          <table:table-cell table:style-name="ce141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5"/>
        <table:table-column table:style-name="co16" table:default-cell-style-name="ce172"/>
        <table:table-column table:style-name="co22" table:default-cell-style-name="ce146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55"/>
        <table:table-column table:style-name="co26" table:default-cell-style-name="ce155"/>
        <table:table-column table:style-name="co8" table:default-cell-style-name="ce119"/>
        <table:table-column table:style-name="co8" table:number-columns-repeated="247" table:default-cell-style-name="Default"/>
        <table:table-row table:style-name="ro24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63];[.$K1])" office:value-type="float" office:value="32">
            <text:p>32</text:p>
          </table:table-cell>
          <table:table-cell table:style-name="ce167" table:formula="of:=COUNTIF([.M$7:.M$1063];[.$K1])" office:value-type="float" office:value="32">
            <text:p>32</text:p>
          </table:table-cell>
          <table:table-cell table:style-name="ce167" table:formula="of:=COUNTIF([.N$7:.N$1063];[.$K1])" office:value-type="float" office:value="0">
            <text:p>0</text:p>
          </table:table-cell>
          <table:table-cell table:style-name="ce167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63];[.$K2])" office:value-type="float" office:value="0">
            <text:p>0</text:p>
          </table:table-cell>
          <table:table-cell table:style-name="ce167" table:formula="of:=COUNTIF([.M$7:.M$1063];[.$K2])" office:value-type="float" office:value="0">
            <text:p>0</text:p>
          </table:table-cell>
          <table:table-cell table:style-name="ce167" table:formula="of:=COUNTIF([.N$7:.N$1063];[.$K2])" office:value-type="float" office:value="0">
            <text:p>0</text:p>
          </table:table-cell>
          <table:table-cell table:style-name="ce167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63];[.$K3])" office:value-type="float" office:value="0">
            <text:p>0</text:p>
          </table:table-cell>
          <table:table-cell table:style-name="ce167" table:formula="of:=COUNTIF([.M$7:.M$1063];[.$K3])" office:value-type="float" office:value="0">
            <text:p>0</text:p>
          </table:table-cell>
          <table:table-cell table:style-name="ce167" table:formula="of:=COUNTIF([.N$7:.N$1063];[.$K3])" office:value-type="float" office:value="0">
            <text:p>0</text:p>
          </table:table-cell>
          <table:table-cell table:style-name="ce167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63];[.$K4])" office:value-type="float" office:value="0">
            <text:p>0</text:p>
          </table:table-cell>
          <table:table-cell table:style-name="ce167" table:formula="of:=COUNTIF([.M$7:.M$1063];[.$K4])" office:value-type="float" office:value="0">
            <text:p>0</text:p>
          </table:table-cell>
          <table:table-cell table:style-name="ce167" table:formula="of:=COUNTIF([.N$7:.N$1063];[.$K4])" office:value-type="float" office:value="0">
            <text:p>0</text:p>
          </table:table-cell>
          <table:table-cell table:style-name="ce167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41" table:number-columns-repeated="4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63];[.$K5])" office:value-type="float" office:value="0">
            <text:p>0</text:p>
          </table:table-cell>
          <table:table-cell table:style-name="ce167" table:formula="of:=COUNTIF([.M$7:.M$1063];[.$K5])" office:value-type="float" office:value="0">
            <text:p>0</text:p>
          </table:table-cell>
          <table:table-cell table:style-name="ce167" table:formula="of:=COUNTIF([.N$7:.N$1063];[.$K5])" office:value-type="float" office:value="0">
            <text:p>0</text:p>
          </table:table-cell>
          <table:table-cell table:style-name="ce167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Add new\Select_Folder</text:p>
          </table:table-cell>
          <table:table-cell table:style-name="ce76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9" office:value-type="string">
            <text:p>Step 3: Choose blank web content folder to view.</text:p>
          </table:table-cell>
          <table:table-cell table:style-name="ce119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</text:span><text:span text:style-name="T12">empty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9" office:value-type="string">
            <text:p>- List viewer is still empty</text:p>
            <text:p><text:s/>and display message “There is no content to show”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6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9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</text:span><text:span text:style-name="T12">has content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73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81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4: Select document/web contents which you want to list in CLV</text:p>
          </table:table-cell>
          <table:table-cell table:style-name="ce119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9" office:value-type="string">
            <text:p>The selected web contents are displayed in <text:span text:style-name="T8">List selected content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5: Add web contents to CLV</text:p>
          </table:table-cell>
          <table:table-cell table:style-name="ce119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81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4: Select document/web contents which you want to list in CLV</text:p>
          </table:table-cell>
          <table:table-cell table:style-name="ce119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9" office:value-type="string">
            <text:p>The selected web contents are displayed in <text:span text:style-name="T8">List selected content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5: Delete some contents </text:p>
          </table:table-cell>
          <table:table-cell table:style-name="ce119" office:value-type="string">
            <text:p>- Click Delete icon near the content</text:p>
            <text:p>- Click <text:span text:style-name="T10">OK</text:span> button</text:p>
          </table:table-cell>
          <table:table-cell table:style-name="ce119" office:value-type="string">
            <text:p>- Content is deleted from List selected conten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80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3">TESTVN-5653</text:a></text:p>
          </table:table-cell>
          <table:table-cell table:number-columns-repeated="242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7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1" office:value-type="string">
            <text:p>- Show alert message to inform invalid date and request user input again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1" office:value-type="string">
            <text:p>Display “Empty data” in Result form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8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1" office:value-type="string">
            <text:p>- Display message to inform invalid data and request user input again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56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6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56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6: View content of</text:p>
            <text:p><text:s/>document or web content after</text:p>
            <text:p><text:s/>do search</text:p>
          </table:table-cell>
          <table:table-cell table:style-name="ce119" office:value-type="string">
            <text:p>- Click on [<text:span text:style-name="T10">Preview</text:span>] icon of some <text:s/>web content which is listed in Result form</text:p>
          </table:table-cell>
          <table:table-cell table:style-name="ce119" office:value-type="string">
            <text:p>- Appear “Result viewers” tab</text:p>
            <text:p>- We can preview content or </text:p>
            <text:p>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56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19" office:value-type="string">
            <text:p>Step 6: Check select existed document/media to add on Content List Viewer</text:p>
          </table:table-cell>
          <table:table-cell table:style-name="ce119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73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Setting</text:p>
          </table:table-cell>
          <table:table-cell table:style-name="ce81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119" office:value-type="string">
            <text:p>Step 3: Choose by date created to order</text:p>
          </table:table-cell>
          <table:table-cell table:style-name="ce119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119" office:value-type="string">
            <text:p>Step 3: Choose by date modified to order</text:p>
          </table:table-cell>
          <table:table-cell table:style-name="ce119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Date published When automatic was chosen default</text:p>
          </table:table-cell>
          <table:table-cell table:style-name="ce119" office:value-type="string">
            <text:p>Step 3: Choose by date published to order</text:p>
          </table:table-cell>
          <table:table-cell table:style-name="ce119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Title published When automatic was chosen default</text:p>
          </table:table-cell>
          <table:table-cell table:style-name="ce119" office:value-type="string">
            <text:p>Step 3: Choose by Title to order</text:p>
          </table:table-cell>
          <table:table-cell table:style-name="ce119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6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49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49" office:value-type="string">
            <text:p>Check view content with chosen automatic to view all web contents and sort by ascendant</text:p>
          </table:table-cell>
          <table:table-cell table:style-name="ce119" office:value-type="string">
            <text:p>Step 3: Using list content </text:p>
            <text:p>viewer to view all web</text:p>
            <text:p>contents</text:p>
          </table:table-cell>
          <table:table-cell table:style-name="ce119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119" office:value-type="string">
            <text:p>Step 3: Change template</text:p>
          </table:table-cell>
          <table:table-cell table:style-name="ce119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8">Show by date </text:span><text:span text:style-name="T8">created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61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73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Other</text:p>
          </table:table-cell>
          <table:table-cell table:style-name="ce81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9" office:value-type="string">
            <text:p>- Update information for this content</text:p>
            <text:p>- Click [<text:span text:style-name="T8">Save Draft</text:span>] button</text:p>
          </table:table-cell>
          <table:table-cell table:style-name="ce11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8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9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- <text:s/>Click [Edit mode] icon in admin toolbar at right corner of screen</text:p>
          </table:table-cell>
          <table:table-cell table:style-name="ce156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85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- <text:s/>Click [Edit mode] icon in admin toolbar at right corner of screen</text:p>
          </table:table-cell>
          <table:table-cell table:style-name="ce156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6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7" office:value-type="string">
            <text:p>Step 2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7" office:value-type="string">
            <text:p>Step 3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85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'- Click [<text:span text:style-name="T8">Edit mode</text:span>] icon in admin toolbar at right corner of screen</text:p>
          </table:table-cell>
          <table:table-cell table:style-name="ce156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80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6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5: Edit content from Content list viewer to view</text:p>
          </table:table-cell>
          <table:table-cell table:style-name="ce156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6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to verify the layout of </text:p>
            <text:p>Pri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7" office:value-type="string">
            <text:p>Step 2: Access portlet, where can view content</text:p>
          </table:table-cell>
          <table:table-cell table:style-name="ce156" office:value-type="string">
            <text:p>- Click on home, we can see content on this page</text:p>
          </table:table-cell>
          <table:table-cell table:style-name="ce156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7" office:value-type="string">
            <text:p>Step 3: Display new explorer to preview print content</text:p>
          </table:table-cell>
          <table:table-cell table:style-name="ce156" office:value-type="string">
            <text:p>- Click on “<text:span text:style-name="T13">Print this page</text:span><text:span text:style-name="T12">” or [</text:span><text:span text:style-name="T13">Print</text:span><text:span text:style-name="T12">] </text:span><text:span text:style-name="T12">icon or Press </text:span><text:span text:style-name="T13">Ctrl+P</text:span></text:p>
          </table:table-cell>
          <table:table-cell table:style-name="ce156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did not install printer.</text:p>
          </table:table-cell>
          <table:table-cell table:style-name="ce119" office:value-type="string">
            <text:p>Step 1: verify the layout of print</text:p>
          </table:table-cell>
          <table:table-cell table:style-name="ce119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6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9" office:value-type="string">
            <text:p>Step 2: Print in case did not install printer</text:p>
          </table:table-cell>
          <table:table-cell table:style-name="ce156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11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existed conte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7" office:value-type="string">
            <text:p>Step 2: Access portlet, where can view content</text:p>
          </table:table-cell>
          <table:table-cell table:style-name="ce156" office:value-type="string">
            <text:p>- Chose content, which want to print</text:p>
          </table:table-cell>
          <table:table-cell table:style-name="ce156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7" office:value-type="string">
            <text:p>Step 3: Display new explorer to preview print content</text:p>
          </table:table-cell>
          <table:table-cell table:style-name="ce156" office:value-type="string">
            <text:p>- Click on “<text:span text:style-name="T13">Print this page</text:span><text:span text:style-name="T12">” or [</text:span><text:span text:style-name="T13">Print</text:span><text:span text:style-name="T12">] </text:span><text:span text:style-name="T12">icon or Press </text:span><text:span text:style-name="T13">Ctrl+P</text:span></text:p>
          </table:table-cell>
          <table:table-cell table:style-name="ce156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9" office:value-type="string">
            <text:p>Step 4: Print in case existed content</text:p>
          </table:table-cell>
          <table:table-cell table:style-name="ce156" office:value-type="string">
            <text:p>- Click on [<text:span text:style-name="T13">Print</text:span><text:span text:style-name="T12">] button</text:span></text:p>
          </table:table-cell>
          <table:table-cell table:style-name="ce156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not exist conte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81" office:value-type="string">
            <text:p>Step 2: Access portlet, where can view content</text:p>
          </table:table-cell>
          <table:table-cell table:style-name="ce184" office:value-type="string">
            <text:p>- Click on home, we can see content on this page</text:p>
          </table:table-cell>
          <table:table-cell table:style-name="ce182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Open form to configuration for CLV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81" office:value-type="string">
            <text:p>Step 2: Open form to create configuration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82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Add new content for CLV page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82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1" office:value-type="string">
            <text:p>Step 3: Create new content</text:p>
          </table:table-cell>
          <table:table-cell table:style-name="ce184" office:value-type="string">
            <text:p>- Fill values in field</text:p>
            <text:p>- Save</text:p>
            <text:p>- Back to CLV page</text:p>
          </table:table-cell>
          <table:table-cell table:style-name="ce182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Manage content of CLV page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82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71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List content\Edit Icon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Step 1: Change mode = View</text:p>
          </table:table-cell>
          <table:table-cell table:style-name="ce150" office:value-type="string">
            <text:p>- Change mode = <text:span text:style-name="T8">View </text:span></text:p>
            <text:p>- Check Edit icon in CLV </text:p>
          </table:table-cell>
          <table:table-cell table:style-name="ce119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Displaying of [Edit] icon when mode = Edit</text:p>
          </table:table-cell>
          <table:table-cell table:style-name="ce119" office:value-type="string">
            <text:p>Step 2: Change mode = Edit</text:p>
          </table:table-cell>
          <table:table-cell table:style-name="ce119" office:value-type="string">
            <text:p>- Change mode = <text:span text:style-name="T8">Edit </text:span></text:p>
            <text:p>- Check Edit icon in CLV </text:p>
          </table:table-cell>
          <table:table-cell table:style-name="ce119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7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50" office:value-type="string">
            <text:p>WCM\Viewers\List content\Edit Icon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Edit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Activity of [Edit] icon </text:p>
          </table:table-cell>
          <table:table-cell table:style-name="ce119" office:value-type="string">
            <text:p>Step 2: Return to Home page</text:p>
          </table:table-cell>
          <table:table-cell table:style-name="ce119" office:value-type="string">
            <text:p>- Click button <text:span text:style-name="T8">Back</text:span></text:p>
          </table:table-cell>
          <table:table-cell table:style-name="ce119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7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50" office:value-type="string">
            <text:p>WCM\Viewers\List content\Edit Icon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Step 1: Double click on data of CLV </text:p>
          </table:table-cell>
          <table:table-cell table:style-name="ce119" office:value-type="string">
            <text:p>- Change mode = <text:span text:style-name="T8">Edit </text:span></text:p>
            <text:p>- Double click on data of CLV </text:p>
          </table:table-cell>
          <table:table-cell table:style-name="ce11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Fast editing when double click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Edit some data (ex: Fast Edit Data)</text:p>
            <text:p>- Click button <text:span text:style-name="T8">Save</text:span></text:p>
          </table:table-cell>
          <table:table-cell table:style-name="ce11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71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List content\Publish Icon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Step 1: Default of Publish icon</text:p>
          </table:table-cell>
          <table:table-cell table:style-name="ce150" office:value-type="string">
            <text:p><text:span text:style-name="T3">- Change mode = </text:span><text:span text:style-name="T11">Edit </text:span></text:p>
          </table:table-cell>
          <table:table-cell table:style-name="ce11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</text:p>
          </table:table-cell>
          <table:table-cell table:style-name="ce119" office:value-type="string">
            <text:p>Step 3: Return to Home page</text:p>
          </table:table-cell>
          <table:table-cell table:style-name="ce150" office:value-type="string">
            <text:p>- Click button <text:span text:style-name="T8">Back</text:span></text:p>
          </table:table-cell>
          <table:table-cell table:style-name="ce119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style-name="ce141"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3: Not publish data</text:p>
          </table:table-cell>
          <table:table-cell table:style-name="ce119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3: Publish data</text:p>
          </table:table-cell>
          <table:table-cell table:style-name="ce119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7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50" office:value-type="string">
            <text:p>WCM\Viewers\List content\Publish Icon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when the content has no life cycle </text:p>
          </table:table-cell>
          <table:table-cell table:style-name="ce119" office:value-type="string">
            <text:p>Step 2: Do not edit data</text:p>
          </table:table-cell>
          <table:table-cell table:style-name="ce119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5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5"/>
        <table:table-column table:style-name="co16" table:default-cell-style-name="ce172"/>
        <table:table-column table:style-name="co22" table:default-cell-style-name="ce146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55"/>
        <table:table-column table:style-name="co26" table:default-cell-style-name="ce155"/>
        <table:table-column table:style-name="co8" table:default-cell-style-name="ce119"/>
        <table:table-column table:style-name="co8" table:number-columns-repeated="247" table:default-cell-style-name="Default"/>
        <table:table-row table:style-name="ro24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/>
          <table:table-cell table:style-name="ce188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67];[.$K1])" office:value-type="float" office:value="0">
            <text:p>0</text:p>
          </table:table-cell>
          <table:table-cell table:style-name="ce167" table:formula="of:=COUNTIF([.M$7:.M$1067];[.$K1])" office:value-type="float" office:value="0">
            <text:p>0</text:p>
          </table:table-cell>
          <table:table-cell table:style-name="ce167" table:formula="of:=COUNTIF([.N$7:.N$1067];[.$K1])" office:value-type="float" office:value="0">
            <text:p>0</text:p>
          </table:table-cell>
          <table:table-cell table:style-name="ce167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67];[.$K2])" office:value-type="float" office:value="0">
            <text:p>0</text:p>
          </table:table-cell>
          <table:table-cell table:style-name="ce167" table:formula="of:=COUNTIF([.M$7:.M$1067];[.$K2])" office:value-type="float" office:value="0">
            <text:p>0</text:p>
          </table:table-cell>
          <table:table-cell table:style-name="ce167" table:formula="of:=COUNTIF([.N$7:.N$1067];[.$K2])" office:value-type="float" office:value="0">
            <text:p>0</text:p>
          </table:table-cell>
          <table:table-cell table:style-name="ce167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67];[.$K3])" office:value-type="float" office:value="0">
            <text:p>0</text:p>
          </table:table-cell>
          <table:table-cell table:style-name="ce167" table:formula="of:=COUNTIF([.M$7:.M$1067];[.$K3])" office:value-type="float" office:value="0">
            <text:p>0</text:p>
          </table:table-cell>
          <table:table-cell table:style-name="ce167" table:formula="of:=COUNTIF([.N$7:.N$1067];[.$K3])" office:value-type="float" office:value="0">
            <text:p>0</text:p>
          </table:table-cell>
          <table:table-cell table:style-name="ce167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67];[.$K4])" office:value-type="float" office:value="0">
            <text:p>0</text:p>
          </table:table-cell>
          <table:table-cell table:style-name="ce167" table:formula="of:=COUNTIF([.M$7:.M$1067];[.$K4])" office:value-type="float" office:value="0">
            <text:p>0</text:p>
          </table:table-cell>
          <table:table-cell table:style-name="ce167" table:formula="of:=COUNTIF([.N$7:.N$1067];[.$K4])" office:value-type="float" office:value="0">
            <text:p>0</text:p>
          </table:table-cell>
          <table:table-cell table:style-name="ce167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89"/>
          <table:table-cell table:style-name="ce141"/>
          <table:table-cell table:style-name="ce189"/>
          <table:table-cell table:style-name="ce141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67];[.$K5])" office:value-type="float" office:value="0">
            <text:p>0</text:p>
          </table:table-cell>
          <table:table-cell table:style-name="ce167" table:formula="of:=COUNTIF([.M$7:.M$1067];[.$K5])" office:value-type="float" office:value="0">
            <text:p>0</text:p>
          </table:table-cell>
          <table:table-cell table:style-name="ce167" table:formula="of:=COUNTIF([.N$7:.N$1067];[.$K5])" office:value-type="float" office:value="0">
            <text:p>0</text:p>
          </table:table-cell>
          <table:table-cell table:style-name="ce167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73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9" office:value-type="string">
            <text:p>Step 3: Input a query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3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9" office:value-type="string">
            <text:p>Step 3: Select folder path</text:p>
          </table:table-cell>
          <table:table-cell table:style-name="ce119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73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9" office:value-type="string">
            <text:p>Step 3: Select content path</text:p>
          </table:table-cell>
          <table:table-cell table:style-name="ce119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73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9" office:value-type="string">
            <text:p>Step 3: Select content path</text:p>
          </table:table-cell>
          <table:table-cell table:style-name="ce119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3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1" office:value-type="string">
            <text:p>WCM\Viewers\Contents Query</text:p>
          </table:table-cell>
          <table:table-cell table:style-name="ce81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19"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9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table:style-name="ce119" office:value-type="string">
            <text:p>Step 3: Select a workspace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73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1" office:value-type="string">
            <text:p>WCM\Viewers\Contents Query</text:p>
          </table:table-cell>
          <table:table-cell table:style-name="ce80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table:style-name="ce119" office:value-type="string">
            <text:p>Step 3: Input query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91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table:style-name="ce156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73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81" office:value-type="string">
            <text:p>WCM\Viewers\Contents Query</text:p>
          </table:table-cell>
          <table:table-cell table:style-name="ce87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91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add portle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119" office:value-type="string">
            <text:p>Step 3: Try to edit portlet settings</text:p>
          </table:table-cell>
          <table:table-cell table:style-name="ce119" office:value-type="string">
            <text:p>- Try to open Portlet Settings</text:p>
          </table:table-cell>
          <table:table-cell table:style-name="ce119" office:value-type="string">
            <text:p>Portlet settings is protected, user cannot change it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4" table:number-rows-repeated="2">
          <table:table-cell table:number-columns-repeated="4"/>
          <table:table-cell table:style-name="ce175"/>
          <table:table-cell table:style-name="ce156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6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2"/>
          <table:table-cell/>
          <table:table-cell table:style-name="ce187"/>
          <table:table-cell table:number-columns-repeated="247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61"/>
          <table:table-cell table:number-columns-repeated="248"/>
        </table:table-row>
        <table:table-row table:style-name="ro34">
          <table:table-cell table:number-columns-repeated="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/>
          <table:table-cell table:style-name="ce119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/>
          <table:table-cell table:style-name="ce11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19" table:number-columns-repeated="2"/>
          <table:table-cell table:style-name="ce156"/>
          <table:table-cell table:number-columns-repeated="248"/>
        </table:table-row>
        <table:table-row table:style-name="ro34">
          <table:table-cell table:number-columns-repeated="5"/>
          <table:table-cell table:style-name="ce119"/>
          <table:table-cell table:style-name="ce156"/>
          <table:table-cell table:style-name="ce119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19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 table:number-rows-repeated="2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2"/>
          <table:table-cell table:style-name="ce150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5"/>
        <table:table-column table:style-name="co28" table:default-cell-style-name="ce67"/>
        <table:table-column table:style-name="co29" table:default-cell-style-name="ce146"/>
        <table:table-column table:style-name="co30" table:default-cell-style-name="ce200"/>
        <table:table-column table:style-name="co31" table:default-cell-style-name="ce192"/>
        <table:table-column table:style-name="co32" table:default-cell-style-name="ce192"/>
        <table:table-column table:style-name="co33" table:default-cell-style-name="ce192"/>
        <table:table-column table:style-name="co34" table:default-cell-style-name="ce192"/>
        <table:table-column table:style-name="co35" table:default-cell-style-name="ce211"/>
        <table:table-column table:style-name="co3" table:default-cell-style-name="ce215"/>
        <table:table-column table:style-name="co3" table:default-cell-style-name="ce217"/>
        <table:table-column table:style-name="co36" table:default-cell-style-name="ce215"/>
        <table:table-column table:style-name="co3" table:number-columns-repeated="3" table:default-cell-style-name="ce215"/>
        <table:table-column table:style-name="co3" table:default-cell-style-name="ce192"/>
        <table:table-column table:style-name="co3" table:number-columns-repeated="3" table:default-cell-style-name="ce225"/>
        <table:table-column table:style-name="co3" table:number-columns-repeated="36" table:default-cell-style-name="ce192"/>
        <table:table-column table:style-name="co3" table:number-columns-repeated="167" table:default-cell-style-name="ce203"/>
        <table:table-column table:style-name="co3" table:number-columns-repeated="33" table:default-cell-style-name="ce192"/>
        <table:table-column table:style-name="co8" table:default-cell-style-name="ce192"/>
        <table:table-row table:style-name="ro24">
          <table:table-cell table:style-name="ce192"/>
          <table:table-cell table:style-name="ce194" office:value-type="string">
            <text:p>TEST CASES</text:p>
          </table:table-cell>
          <table:table-cell table:style-name="ce194" table:number-columns-repeated="3"/>
          <table:table-cell/>
          <table:table-cell table:style-name="ce199" table:number-columns-repeated="4"/>
          <table:table-cell table:style-name="ce167" office:value-type="string">
            <text:p>Passed</text:p>
          </table:table-cell>
          <table:table-cell table:style-name="ce167" table:formula="of:=COUNTIF([.L$7:.L$1008];[.$K1])" office:value-type="float" office:value="0">
            <text:p>0</text:p>
          </table:table-cell>
          <table:table-cell table:style-name="ce167" table:formula="of:=COUNTIF([.M$7:.M$1008];[.$K1])" office:value-type="float" office:value="0">
            <text:p>0</text:p>
          </table:table-cell>
          <table:table-cell table:style-name="ce167" table:formula="of:=COUNTIF([.N$7:.N$1008];[.$K1])" office:value-type="float" office:value="0">
            <text:p>0</text:p>
          </table:table-cell>
          <table:table-cell table:style-name="ce167" table:formula="of:=COUNTIF([.O$7:.O$1008];[.$K1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5" table:number-columns-repeated="2"/>
          <table:table-cell table:style-name="ce199" table:number-columns-repeated="2"/>
          <table:table-cell/>
          <table:table-cell table:style-name="ce199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8];[.$K2])" office:value-type="float" office:value="0">
            <text:p>0</text:p>
          </table:table-cell>
          <table:table-cell table:style-name="ce167" table:formula="of:=COUNTIF([.M$7:.M$1008];[.$K2])" office:value-type="float" office:value="0">
            <text:p>0</text:p>
          </table:table-cell>
          <table:table-cell table:style-name="ce167" table:formula="of:=COUNTIF([.N$7:.N$1008];[.$K2])" office:value-type="float" office:value="0">
            <text:p>0</text:p>
          </table:table-cell>
          <table:table-cell table:style-name="ce167" table:formula="of:=COUNTIF([.O$7:.O$1008];[.$K2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35">
          <table:table-cell table:style-name="ce192"/>
          <table:table-cell table:style-name="ce196" office:value-type="string">
            <text:p>Functions list</text:p>
          </table:table-cell>
          <table:table-cell table:style-name="ce198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09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8];[.$K3])" office:value-type="float" office:value="0">
            <text:p>0</text:p>
          </table:table-cell>
          <table:table-cell table:style-name="ce167" table:formula="of:=COUNTIF([.M$7:.M$1008];[.$K3])" office:value-type="float" office:value="0">
            <text:p>0</text:p>
          </table:table-cell>
          <table:table-cell table:style-name="ce167" table:formula="of:=COUNTIF([.N$7:.N$1008];[.$K3])" office:value-type="float" office:value="0">
            <text:p>0</text:p>
          </table:table-cell>
          <table:table-cell table:style-name="ce167" table:formula="of:=COUNTIF([.O$7:.O$1008];[.$K3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13">
          <table:table-cell table:style-name="ce192"/>
          <table:table-cell table:style-name="ce196" office:value-type="string">
            <text:p>Total Main Cases</text:p>
          </table:table-cell>
          <table:table-cell table:style-name="ce198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10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8];[.$K4])" office:value-type="float" office:value="0">
            <text:p>0</text:p>
          </table:table-cell>
          <table:table-cell table:style-name="ce167" table:formula="of:=COUNTIF([.M$7:.M$1008];[.$K4])" office:value-type="float" office:value="0">
            <text:p>0</text:p>
          </table:table-cell>
          <table:table-cell table:style-name="ce167" table:formula="of:=COUNTIF([.N$7:.N$1008];[.$K4])" office:value-type="float" office:value="0">
            <text:p>0</text:p>
          </table:table-cell>
          <table:table-cell table:style-name="ce167" table:formula="of:=COUNTIF([.O$7:.O$1008];[.$K4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7"/>
          <table:table-cell table:style-name="ce192" table:number-columns-repeated="2"/>
          <table:table-cell table:number-columns-repeated="4"/>
          <table:table-cell table:style-name="ce192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08];[.$K5])" office:value-type="float" office:value="0">
            <text:p>0</text:p>
          </table:table-cell>
          <table:table-cell table:style-name="ce167" table:formula="of:=COUNTIF([.M$7:.M$1008];[.$K5])" office:value-type="float" office:value="0">
            <text:p>0</text:p>
          </table:table-cell>
          <table:table-cell table:style-name="ce167" table:formula="of:=COUNTIF([.N$7:.N$1008];[.$K5])" office:value-type="float" office:value="0">
            <text:p>0</text:p>
          </table:table-cell>
          <table:table-cell table:style-name="ce167" table:formula="of:=COUNTIF([.O$7:.O$1008];[.$K5])" office:value-type="float" office:value="0">
            <text:p>0</text:p>
          </table:table-cell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7">
          <table:table-cell table:style-name="ce193" office:value-type="float" office:value="1">
            <text:p>001</text:p>
          </table:table-cell>
          <table:table-cell table:style-name="ce71" office:value-type="string">
            <text:p>FNC_ECMS_WCM_BF_01</text:p>
          </table:table-cell>
          <table:table-cell table:style-name="ce193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display form to edit bann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12"/>
          <table:table-cell table:content-validation-name="val1"/>
          <table:table-cell table:style-name="ce219"/>
          <table:table-cell table:style-name="ce212" table:number-columns-repeated="3"/>
          <table:table-cell table:style-name="ce222" table:number-columns-repeated="4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display form to edit banner</text:p>
          </table:table-cell>
          <table:table-cell table:style-name="ce202" office:value-type="string">
            <text:p>Step 2: Show form to edit banner</text:p>
          </table:table-cell>
          <table:table-cell table:style-name="ce202" office:value-type="string">
            <text:p><text:s/>- Click on <text:span text:style-name="T10">quick</text:span> <text:span text:style-name="T10">edit</text:span> icon on banner</text:p>
          </table:table-cell>
          <table:table-cell table:style-name="ce202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13"/>
          <table:table-cell table:content-validation-name="val1"/>
          <table:table-cell table:style-name="ce219"/>
          <table:table-cell table:style-name="ce213" table:number-columns-repeated="3"/>
          <table:table-cell table:style-name="ce223" table:number-columns-repeated="4"/>
          <table:table-cell table:style-name="ce231" table:number-columns-repeated="36"/>
          <table:table-cell table:style-name="ce236" table:number-columns-repeated="167"/>
          <table:table-cell table:style-name="ce231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Replace existing logo while editing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4"/>
          <table:table-cell table:style-name="ce228" table:number-columns-repeated="3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2: Change logo</text:p>
          </table:table-cell>
          <table:table-cell table:style-name="ce204" office:value-type="string">
            <office:annotation draw:style-name="gr2" draw:text-style-name="P2" svg:width="1.398in" svg:height="0.6815in" svg:x="9.7366in" svg:y="44.4252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20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3: Complete changing logo</text:p>
          </table:table-cell>
          <table:table-cell table:style-name="ce202" office:value-type="string">
            <text:p>Click <text:span text:style-name="T8">[Fast Publish]</text:span></text:p>
          </table:table-cell>
          <table:table-cell table:style-name="ce207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adding slogan on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adding slogan on banner</text:p>
          </table:table-cell>
          <table:table-cell table:style-name="ce202" office:value-type="string">
            <text:p>Step 2: Complete editing banner with new slogan</text:p>
          </table:table-cell>
          <table:table-cell table:style-name="ce202" office:value-type="string">
            <text:p>- Add text for slogan in Main content</text:p>
            <text:p>- Click <text:span text:style-name="T8">[Fast Publish]</text:span></text:p>
          </table:table-cell>
          <table:table-cell table:style-name="ce207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9" office:value-type="string">
            <text:p>Check edit banner with image larger than designed/allowed size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office:annotation draw:style-name="gr3" draw:text-style-name="P2" svg:width="1.4882in" svg:height="0.8933in" svg:x="9.5606in" svg:y="102.5307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3: Update logo</text:p>
          </table:table-cell>
          <table:table-cell table:style-name="ce202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207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4: Display image's <text:s/>source code</text:p>
          </table:table-cell>
          <table:table-cell table:style-name="ce202" office:value-type="string">
            <text:p>- Click on <text:span text:style-name="T10">Source </text:span><text:span text:style-name="T4">icon on fck editor</text:span></text:p>
          </table:table-cell>
          <table:table-cell table:style-name="ce207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5: Make large size to suitable with banner</text:p>
          </table:table-cell>
          <table:table-cell table:style-name="ce202" office:value-type="string">
            <text:p>- Change height and weight of image in here </text:p>
          </table:table-cell>
          <table:table-cell table:style-name="ce207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6: Update slogan</text:p>
          </table:table-cell>
          <table:table-cell table:style-name="ce202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207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displaying slogan in banner after edit banner with long text slogan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3: Update slogan</text:p>
          </table:table-cell>
          <table:table-cell table:style-name="ce202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207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8" office:value-type="string">
            <office:annotation draw:style-name="gr4" draw:text-style-name="P2" svg:width="1.1193in" svg:height="0.5457in" svg:x="5.7181in" svg:y="157.5366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8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edit banner by error java script(js)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71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displaying form to edit foot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displaying form to edit footer</text:p>
          </table:table-cell>
          <table:table-cell table:style-name="ce200" office:value-type="string">
            <text:p>Step 2: Show form to edit footer</text:p>
          </table:table-cell>
          <table:table-cell table:style-name="ce205" office:value-type="string">
            <text:p>- Click on quick edit icon on footer at the bottom of screen</text:p>
          </table:table-cell>
          <table:table-cell table:style-name="ce200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ing footer with image/text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2: Update image</text:p>
          </table:table-cell>
          <table:table-cell table:style-name="ce204" office:value-type="string">
            <office:annotation draw:style-name="gr5" draw:text-style-name="P2" svg:width="1.1193in" svg:height="0.7083in" svg:x="9.7366in" svg:y="328.3791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3: Complete editing footer</text:p>
          </table:table-cell>
          <table:table-cell table:style-name="ce202" office:value-type="string">
            <text:p>Click [<text:span text:style-name="T10">Fast</text:span> <text:span text:style-name="T10">publish</text:span>] button</text:p>
          </table:table-cell>
          <table:table-cell table:style-name="ce207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long text.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long text.</text:p>
          </table:table-cell>
          <table:table-cell table:style-name="ce202" office:value-type="string">
            <text:p>Step 2: Update footer with long text</text:p>
          </table:table-cell>
          <table:table-cell table:style-name="ce204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204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invalid CS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invalid J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71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display form to edit content of Homepage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display form to edit Homepage</text:p>
          </table:table-cell>
          <table:table-cell table:style-name="ce200" office:value-type="string">
            <text:p>Step 2: Show form to edit footer</text:p>
          </table:table-cell>
          <table:table-cell table:style-name="ce200" office:value-type="string">
            <text:p>- Click on quick edit icon in the top right of page's content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Edit content of Home page</text:p>
          </table:table-cell>
          <table:table-cell table:style-name="ce200" office:value-type="string">
            <text:p>Step 1: Show form to edit Home page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Select Home page</text:span></text:p>
            <text:p><text:span text:style-name="T21">- Click Quick Edit icon in the top right </text:span><text:span text:style-name="T21">of page's content</text:span>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Edit content of Home page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204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edit Homepage with invalid CS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edit Homepage with invalid J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17" table:number-rows-repeated="1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237"/>
        </table:table-row>
        <table:table-row table:style-name="ro17" table:number-rows-repeated="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239" table:number-columns-repeated="167"/>
          <table:table-cell table:number-columns-repeated="34"/>
        </table:table-row>
        <table:table-row table:style-name="ro17" table:number-rows-repeated="10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7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5"/>
        <table:table-column table:style-name="co37" table:default-cell-style-name="ce65"/>
        <table:table-column table:style-name="co38" table:default-cell-style-name="ce146"/>
        <table:table-column table:style-name="co39" table:default-cell-style-name="ce155"/>
        <table:table-column table:style-name="co40" table:default-cell-style-name="ce149"/>
        <table:table-column table:style-name="co40" table:default-cell-style-name="ce157"/>
        <table:table-column table:style-name="co41" table:default-cell-style-name="ce155"/>
        <table:table-column table:style-name="co32" table:default-cell-style-name="ce155"/>
        <table:table-column table:style-name="co42" table:default-cell-style-name="ce155"/>
        <table:table-column table:style-name="co3" table:default-cell-style-name="ce155"/>
        <table:table-column table:style-name="co3" table:default-cell-style-name="ce257"/>
        <table:table-column table:style-name="co3" table:number-columns-repeated="4" table:default-cell-style-name="ce155"/>
        <table:table-column table:style-name="co3" table:number-columns-repeated="3" table:default-cell-style-name="ce169"/>
        <table:table-column table:style-name="co3" table:number-columns-repeated="238" table:default-cell-style-name="Default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12];[.$K1])" office:value-type="float" office:value="0">
            <text:p>0</text:p>
          </table:table-cell>
          <table:table-cell table:style-name="ce167" table:formula="of:=COUNTIF([.M$7:.M$1012];[.$K1])" office:value-type="float" office:value="0">
            <text:p>0</text:p>
          </table:table-cell>
          <table:table-cell table:style-name="ce167" table:formula="of:=COUNTIF([.N$7:.N$1012];[.$K1])" office:value-type="float" office:value="0">
            <text:p>0</text:p>
          </table:table-cell>
          <table:table-cell table:style-name="ce167" table:formula="of:=COUNTIF([.O$7:.O$1012];[.$K1])" office:value-type="float" office:value="0">
            <text:p>0</text:p>
          </table:table-cell>
          <table:table-cell table:style-name="ce147"/>
          <table:table-cell table:style-name="Default" table:number-columns-repeated="2"/>
          <table:table-cell table:number-columns-repeated="28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2];[.$K2])" office:value-type="float" office:value="0">
            <text:p>0</text:p>
          </table:table-cell>
          <table:table-cell table:style-name="ce167" table:formula="of:=COUNTIF([.M$7:.M$1012];[.$K2])" office:value-type="float" office:value="0">
            <text:p>0</text:p>
          </table:table-cell>
          <table:table-cell table:style-name="ce167" table:formula="of:=COUNTIF([.N$7:.N$1012];[.$K2])" office:value-type="float" office:value="0">
            <text:p>0</text:p>
          </table:table-cell>
          <table:table-cell table:style-name="ce167" table:formula="of:=COUNTIF([.O$7:.O$1012];[.$K2])" office:value-type="float" office:value="0">
            <text:p>0</text:p>
          </table:table-cell>
          <table:table-cell table:style-name="ce147"/>
          <table:table-cell table:style-name="Default" table:number-columns-repeated="2"/>
          <table:table-cell table:number-columns-repeated="28"/>
          <table:table-cell table:style-name="ce166" table:number-columns-repeated="208"/>
          <table:table-cell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55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2];[.$K3])" office:value-type="float" office:value="0">
            <text:p>0</text:p>
          </table:table-cell>
          <table:table-cell table:style-name="ce167" table:formula="of:=COUNTIF([.M$7:.M$1012];[.$K3])" office:value-type="float" office:value="0">
            <text:p>0</text:p>
          </table:table-cell>
          <table:table-cell table:style-name="ce167" table:formula="of:=COUNTIF([.N$7:.N$1012];[.$K3])" office:value-type="float" office:value="0">
            <text:p>0</text:p>
          </table:table-cell>
          <table:table-cell table:style-name="ce167" table:formula="of:=COUNTIF([.O$7:.O$1012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2];[.$K4])" office:value-type="float" office:value="0">
            <text:p>0</text:p>
          </table:table-cell>
          <table:table-cell table:style-name="ce167" table:formula="of:=COUNTIF([.M$7:.M$1012];[.$K4])" office:value-type="float" office:value="0">
            <text:p>0</text:p>
          </table:table-cell>
          <table:table-cell table:style-name="ce167" table:formula="of:=COUNTIF([.N$7:.N$1012];[.$K4])" office:value-type="float" office:value="0">
            <text:p>0</text:p>
          </table:table-cell>
          <table:table-cell table:style-name="ce167" table:formula="of:=COUNTIF([.O$7:.O$1012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12];[.$K5])" office:value-type="float" office:value="0">
            <text:p>0</text:p>
          </table:table-cell>
          <table:table-cell table:style-name="ce167" table:formula="of:=COUNTIF([.M$7:.M$1012];[.$K5])" office:value-type="float" office:value="0">
            <text:p>0</text:p>
          </table:table-cell>
          <table:table-cell table:style-name="ce167" table:formula="of:=COUNTIF([.N$7:.N$1012];[.$K5])" office:value-type="float" office:value="0">
            <text:p>0</text:p>
          </table:table-cell>
          <table:table-cell table:style-name="ce167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41" office:value-type="float" office:value="1">
            <text:p>001</text:p>
          </table:table-cell>
          <table:table-cell table:style-name="ce243" office:value-type="string">
            <text:p>FNC_ECMS_WCM_SEARCH_01</text:p>
          </table:table-cell>
          <table:table-cell table:style-name="ce24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input no keywords for searching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1" office:value-type="string">
            <text:p>Step 3: Do search</text:p>
          </table:table-cell>
          <table:table-cell table:style-name="ce15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6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80" office:value-type="string">
            <text:p>Search in case search keyword does not match existing values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6" office:value-type="string">
            <text:p>Step 4: Search by does not match keywords</text:p>
          </table:table-cell>
          <table:table-cell table:style-name="ce156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6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input keyword matches existing valu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7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7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searching keyword contains special characters like: #,$,%, &amp;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7" office:value-type="string">
            <text:p>- Type special character on text box search</text:p>
          </table:table-cell>
          <table:table-cell table:style-name="ce15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80" office:value-type="string">
            <text:p>Test Search Result in case admin user do searching</text:p>
          </table:table-cell>
          <table:table-cell table:style-name="ce155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</text:span><text:span text:style-name="T26">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80" office:value-type="string">
            <text:p>Test search result without login</text:p>
          </table:table-cell>
          <table:table-cell table:style-name="ce155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7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8" office:value-type="string">
            <text:p>Test Search Result in case normal user do searching</text:p>
          </table:table-cell>
          <table:table-cell table:style-name="ce155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7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8" office:value-type="string">
            <text:p>Test display search result in case checked page and document to d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7" office:value-type="string">
            <text:p>- Wait some minutes to display search results</text:p>
          </table:table-cell>
          <table:table-cell table:style-name="ce157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 </text:p>
            <text:p>in case choose one site </text:p>
            <text:p>to search.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7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7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checked only </text:p>
            <text:p>document 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7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checked only page <text:s/>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7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6" office:value-type="string">
            <text:p>Test search result in case </text:p>
            <text:p>search by Box search.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9" office:value-type="string">
            <text:p>Step 4: Type keyword suitable</text:p>
            <text:p><text:s/>with site</text:p>
            <text:p/>
          </table:table-cell>
          <table:table-cell table:style-name="ce119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6" office:value-type="string">
            <text:p>Test search result in case </text:p>
            <text:p>keyword was typed by A*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7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unchecked on page and document 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9" office:value-type="string">
            <text:p>Step 3: Unchecked on page</text:p>
            <text:p>and document to search</text:p>
          </table:table-cell>
          <table:table-cell table:style-name="ce119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6" office:value-type="string">
            <text:p>Test view content in Search <text:s/>Result in Live mod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9" office:value-type="string">
            <text:p>Test view content in Search</text:p>
            <text:p><text:s/>Result in Live mode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55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</text:span><text:span text:style-name="T26">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55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51" office:value-type="string">
            <text:p>- Click link of search result </text:p>
          </table:table-cell>
          <table:table-cell table:style-name="ce25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81" office:value-type="string">
            <text:p>Print content of search result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51" office:value-type="string">
            <text:p>- Open search portlet</text:p>
            <text:p>- Do search</text:p>
          </table:table-cell>
          <table:table-cell table:style-name="ce25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51" office:value-type="string">
            <text:p>- Click link of search result</text:p>
          </table:table-cell>
          <table:table-cell table:style-name="ce25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51" office:value-type="string">
            <text:p>Click on <text:span text:style-name="T8">Print</text:span> icon</text:p>
          </table:table-cell>
          <table:table-cell table:style-name="ce25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43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96" office:value-type="string">
            <text:p>Check display form to setting</text:p>
            <text:p><text:s/>search result pag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245" office:value-type="string">
            <text:p>Step 3: Display form to setting </text:p>
            <text:p>search page</text:p>
          </table:table-cell>
          <table:table-cell table:style-name="ce24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4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when choose</text:p>
            <text:p>box search is page mod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- <text:s/>Click [Edit mode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4: Choose box <text:s/>search for</text:p>
            <text:p><text:s/>page mode</text:p>
          </table:table-cell>
          <table:table-cell table:style-name="ce24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5: Check form after </text:p>
            <text:p>choosing box search </text:p>
          </table:table-cell>
          <table:table-cell table:style-name="ce246" office:value-type="string">
            <text:p>- Choose search portlet on </text:p>
            <text:p>navigation bar</text:p>
          </table:table-cell>
          <table:table-cell table:style-name="ce24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result when </text:p>
            <text:p>change item per page default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Click [<text:span text:style-name="T8">Edit mode</text:span>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4: Change item per page </text:p>
            <text:p>for result search page</text:p>
          </table:table-cell>
          <table:table-cell table:style-name="ce24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4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3" office:value-type="string">
            <text:p>Check display result when change search page layout template 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- <text:s/>Click [<text:span text:style-name="T10">Edit mode</text:span>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4: Change search page</text:p>
            <text:p>layout template</text:p>
          </table:table-cell>
          <table:table-cell table:style-name="ce246" office:value-type="string">
            <text:p>- Choose </text:p>
            <text:p>UIResultpagelayoutdefault.gtmpl</text:p>
            <text:p>on page layout template</text:p>
          </table:table-cell>
          <table:table-cell table:style-name="ce24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4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43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normal user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51" office:value-type="string">
            <text:p>- Choose search portlet on navigation bar</text:p>
          </table:table-cell>
          <table:table-cell table:style-name="ce15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7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administrator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2: Do search </text:p>
          </table:table-cell>
          <table:table-cell table:style-name="ce24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4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3: Check display search</text:p>
            <text:p>result</text:p>
          </table:table-cell>
          <table:table-cell table:style-name="ce246" office:value-type="string">
            <text:p>- See on search result page</text:p>
          </table:table-cell>
          <table:table-cell table:style-name="ce246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7"/>
          <table:table-cell table:style-name="ce258"/>
          <table:table-cell table:style-name="ce141" table:number-columns-repeated="245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1" table:number-columns-repeated="7"/>
          <table:table-cell table:style-name="ce258"/>
          <table:table-cell table:style-name="ce141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70"/>
        <table:table-column table:style-name="co16" table:default-cell-style-name="ce172"/>
        <table:table-column table:style-name="co22" table:default-cell-style-name="ce279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19"/>
        <table:table-column table:style-name="co26" table:default-cell-style-name="ce155"/>
        <table:table-column table:style-name="co8" table:default-cell-style-name="ce119"/>
        <table:table-column table:style-name="co8" table:number-columns-repeated="1015" table:default-cell-style-name="Default"/>
        <table:table-row table:style-name="ro24">
          <table:table-cell table:style-name="ce267"/>
          <table:table-cell table:style-name="ce137" office:value-type="string">
            <text:p>TEST CASES</text:p>
          </table:table-cell>
          <table:table-cell table:style-name="ce137" table:number-columns-repeated="2"/>
          <table:table-cell table:style-name="ce188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70];[.$K1])" office:value-type="float" office:value="0">
            <text:p>0</text:p>
          </table:table-cell>
          <table:table-cell table:style-name="ce167" table:formula="of:=COUNTIF([.M$7:.M$1070];[.$K1])" office:value-type="float" office:value="0">
            <text:p>0</text:p>
          </table:table-cell>
          <table:table-cell table:style-name="ce167" table:formula="of:=COUNTIF([.N$7:.N$1070];[.$K1])" office:value-type="float" office:value="0">
            <text:p>0</text:p>
          </table:table-cell>
          <table:table-cell table:style-name="ce167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8"/>
          <table:table-cell table:style-name="ce147" table:number-columns-repeated="3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70];[.$K2])" office:value-type="float" office:value="0">
            <text:p>0</text:p>
          </table:table-cell>
          <table:table-cell table:style-name="ce167" table:formula="of:=COUNTIF([.M$7:.M$1070];[.$K2])" office:value-type="float" office:value="0">
            <text:p>0</text:p>
          </table:table-cell>
          <table:table-cell table:style-name="ce167" table:formula="of:=COUNTIF([.N$7:.N$1070];[.$K2])" office:value-type="float" office:value="0">
            <text:p>0</text:p>
          </table:table-cell>
          <table:table-cell table:style-name="ce167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70];[.$K3])" office:value-type="float" office:value="0">
            <text:p>0</text:p>
          </table:table-cell>
          <table:table-cell table:style-name="ce167" table:formula="of:=COUNTIF([.M$7:.M$1070];[.$K3])" office:value-type="float" office:value="0">
            <text:p>0</text:p>
          </table:table-cell>
          <table:table-cell table:style-name="ce167" table:formula="of:=COUNTIF([.N$7:.N$1070];[.$K3])" office:value-type="float" office:value="0">
            <text:p>0</text:p>
          </table:table-cell>
          <table:table-cell table:style-name="ce167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9" office:value-type="string">
            <text:p>Total Main Cases</text:p>
          </table:table-cell>
          <table:table-cell table:style-name="ce144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70];[.$K4])" office:value-type="float" office:value="0">
            <text:p>0</text:p>
          </table:table-cell>
          <table:table-cell table:style-name="ce167" table:formula="of:=COUNTIF([.M$7:.M$1070];[.$K4])" office:value-type="float" office:value="0">
            <text:p>0</text:p>
          </table:table-cell>
          <table:table-cell table:style-name="ce167" table:formula="of:=COUNTIF([.N$7:.N$1070];[.$K4])" office:value-type="float" office:value="0">
            <text:p>0</text:p>
          </table:table-cell>
          <table:table-cell table:style-name="ce167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8"/>
          <table:table-cell table:style-name="ce140"/>
          <table:table-cell table:style-name="ce164"/>
          <table:table-cell table:style-name="ce148"/>
          <table:table-cell table:style-name="ce189"/>
          <table:table-cell table:style-name="ce141"/>
          <table:table-cell table:style-name="ce189"/>
          <table:table-cell table:style-name="ce141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70];[.$K5])" office:value-type="float" office:value="0">
            <text:p>0</text:p>
          </table:table-cell>
          <table:table-cell table:style-name="ce167" table:formula="of:=COUNTIF([.M$7:.M$1070];[.$K5])" office:value-type="float" office:value="0">
            <text:p>0</text:p>
          </table:table-cell>
          <table:table-cell table:style-name="ce167" table:formula="of:=COUNTIF([.N$7:.N$1070];[.$K5])" office:value-type="float" office:value="0">
            <text:p>0</text:p>
          </table:table-cell>
          <table:table-cell table:style-name="ce167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69" office:value-type="string">
            <text:p>Case No</text:p>
          </table:table-cell>
          <table:table-cell table:style-name="ce269" office:value-type="string">
            <text:p>Related function</text:p>
          </table:table-cell>
          <table:table-cell table:style-name="ce269" office:value-type="string">
            <text:p>Case ID</text:p>
          </table:table-cell>
          <table:table-cell table:style-name="ce269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269" office:value-type="string">
            <text:p>Step Description</text:p>
          </table:table-cell>
          <table:table-cell table:style-name="ce269" office:value-type="string">
            <text:p>Steps to produce</text:p>
          </table:table-cell>
          <table:table-cell table:style-name="ce269" office:value-type="string">
            <text:p>Expected Output</text:p>
          </table:table-cell>
          <table:table-cell table:style-name="ce285" office:value-type="string">
            <text:p>Priority</text:p>
          </table:table-cell>
          <table:table-cell table:style-name="ce269" office:value-type="string">
            <text:p>Affect</text:p>
          </table:table-cell>
          <table:table-cell table:style-name="ce164" office:value-type="string">
            <text:p>Tester</text:p>
          </table:table-cell>
          <table:table-cell table:style-name="ce164" office:value-type="string">
            <text:p>IE7</text:p>
          </table:table-cell>
          <table:table-cell table:style-name="ce164" office:value-type="string">
            <text:p>FireFox3.5</text:p>
          </table:table-cell>
          <table:table-cell table:style-name="ce164" office:value-type="string">
            <text:p>Comment/Bug</text:p>
          </table:table-cell>
          <table:table-cell table:style-name="ce164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73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Appearance</text:p>
          </table:table-cell>
          <table:table-cell table:style-name="ce98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55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8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55" office:value-type="string">
            <text:p>- Login as root, goto acme homepage</text:p>
            <text:p>- Select SEO Management beside username</text:p>
          </table:table-cell>
          <table:table-cell table:style-name="ce161"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119" office:value-type="string">
            <text:p>Step 2: Input data</text:p>
          </table:table-cell>
          <table:table-cell table:style-name="ce15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83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8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6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9" office:value-type="string">
            <text:p>Step 2: Input data</text:p>
          </table:table-cell>
          <table:table-cell table:style-name="ce282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61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83" office:value-type="string">
            <text:p>- Select menu Edit &gt; Page</text:p>
            <text:p>- Check color of SEO icon </text:p>
          </table:table-cell>
          <table:table-cell table:style-name="ce119" office:value-type="string">
            <text:p>Color of SEO icon is green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8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9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91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9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91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9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55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61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73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Metadata</text:p>
          </table:table-cell>
          <table:table-cell table:style-name="ce99" office:value-type="string">
            <text:p>Check default metadata when user hasn't added SEO data </text:p>
          </table:table-cell>
          <table:table-cell table:style-name="ce119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9" office:value-type="string">
            <text:p>Tag &lt;meta&gt; for Description / Keywords / Robots are not creat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6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8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6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8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5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5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7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73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Site Map</text:p>
          </table:table-cell>
          <table:table-cell table:style-name="ce100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nquency, Priority won't be creat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6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4">
          <table:table-cell table:number-columns-repeated="6"/>
          <table:table-cell table:style-name="ce161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5"/>
          <table:table-cell table:style-name="ce156"/>
          <table:table-cell table:style-name="ce155"/>
          <table:table-cell table:number-columns-repeated="1017"/>
        </table:table-row>
        <table:table-row table:style-name="ro34">
          <table:table-cell table:number-columns-repeated="5"/>
          <table:table-cell table:style-name="ce15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 table:number-columns-repeated="101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19"/>
          <table:table-cell table:number-columns-repeated="1018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6"/>
          <table:table-cell table:style-name="ce155"/>
          <table:table-cell table:number-columns-repeated="1017"/>
        </table:table-row>
        <table:table-row table:style-name="ro34">
          <table:table-cell table:number-columns-repeated="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19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19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56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 table:style-name="ce156"/>
          <table:table-cell table:style-name="ce119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 table:number-rows-repeated="7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50"/>
          <table:table-cell table:number-columns-repeated="1016"/>
        </table:table-row>
        <table:table-row table:style-name="ro17" table:number-rows-repeated="10">
          <table:table-cell table:style-name="ce141" table:number-columns-repeated="4"/>
          <table:table-cell table:style-name="ce189"/>
          <table:table-cell table:style-name="ce141"/>
          <table:table-cell table:style-name="ce189"/>
          <table:table-cell table:style-name="ce141" table:number-columns-repeated="1017"/>
        </table:table-row>
        <table:table-row table:style-name="ro17">
          <table:table-cell table:style-name="ce141" table:number-columns-repeated="4"/>
          <table:table-cell table:style-name="ce189"/>
          <table:table-cell table:style-name="ce141"/>
          <table:table-cell table:style-name="ce189"/>
          <table:table-cell table:style-name="ce141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9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87" office:value-type="string" table:number-columns-spanned="4" table:number-rows-spanned="1">
            <text:p>TEST CASES</text:p>
          </table:table-cell>
          <table:covered-table-cell table:number-columns-repeated="3" table:style-name="ce287"/>
          <table:table-cell/>
          <table:table-cell table:style-name="ce199" table:number-columns-repeated="4"/>
          <table:table-cell table:style-name="ce167" office:value-type="string">
            <text:p>Passed</text:p>
          </table:table-cell>
          <table:table-cell table:style-name="ce167" table:formula="of:=COUNTIF([.L$7:.L$1008];[.$K1])" office:value-type="float" office:value="0">
            <text:p>0</text:p>
          </table:table-cell>
          <table:table-cell table:style-name="ce167" table:formula="of:=COUNTIF([.M$7:.M$1008];[.$K1])" office:value-type="float" office:value="0">
            <text:p>0</text:p>
          </table:table-cell>
          <table:table-cell table:style-name="ce167" table:formula="of:=COUNTIF([.N$7:.N$1008];[.$K1])" office:value-type="float" office:value="0">
            <text:p>0</text:p>
          </table:table-cell>
          <table:table-cell table:style-name="ce167" table:formula="of:=COUNTIF([.O$7:.O$1008];[.$K1])" office:value-type="float" office:value="0">
            <text:p>0</text:p>
          </table:table-cell>
          <table:table-cell table:style-name="ce199"/>
          <table:table-cell table:style-name="ce298" table:number-columns-repeated="205"/>
          <table:table-cell table:number-columns-repeated="35"/>
        </table:table-row>
        <table:table-row table:style-name="ro24">
          <table:table-cell/>
          <table:table-cell table:style-name="ce288"/>
          <table:table-cell table:style-name="ce195"/>
          <table:table-cell table:style-name="ce199" table:number-columns-repeated="2"/>
          <table:table-cell/>
          <table:table-cell table:style-name="ce199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8];[.$K2])" office:value-type="float" office:value="0">
            <text:p>0</text:p>
          </table:table-cell>
          <table:table-cell table:style-name="ce167" table:formula="of:=COUNTIF([.M$7:.M$1008];[.$K2])" office:value-type="float" office:value="0">
            <text:p>0</text:p>
          </table:table-cell>
          <table:table-cell table:style-name="ce167" table:formula="of:=COUNTIF([.N$7:.N$1008];[.$K2])" office:value-type="float" office:value="0">
            <text:p>0</text:p>
          </table:table-cell>
          <table:table-cell table:style-name="ce167" table:formula="of:=COUNTIF([.O$7:.O$1008];[.$K2])" office:value-type="float" office:value="0">
            <text:p>0</text:p>
          </table:table-cell>
          <table:table-cell table:style-name="ce199"/>
          <table:table-cell table:style-name="ce298" table:number-columns-repeated="205"/>
          <table:table-cell table:number-columns-repeated="35"/>
        </table:table-row>
        <table:table-row table:style-name="ro35">
          <table:table-cell/>
          <table:table-cell table:style-name="ce289" office:value-type="string">
            <text:p>Functions list</text:p>
          </table:table-cell>
          <table:table-cell table:style-name="ce291" office:value-type="string" table:number-columns-spanned="3" table:number-rows-spanned="1">
            <text:p>Check something on program</text:p>
          </table:table-cell>
          <table:covered-table-cell table:number-columns-repeated="2" table:style-name="ce291"/>
          <table:table-cell/>
          <table:table-cell table:style-name="ce116"/>
          <table:table-cell table:style-name="ce206"/>
          <table:table-cell table:style-name="ce209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8];[.$K3])" office:value-type="float" office:value="0">
            <text:p>0</text:p>
          </table:table-cell>
          <table:table-cell table:style-name="ce167" table:formula="of:=COUNTIF([.M$7:.M$1008];[.$K3])" office:value-type="float" office:value="0">
            <text:p>0</text:p>
          </table:table-cell>
          <table:table-cell table:style-name="ce167" table:formula="of:=COUNTIF([.N$7:.N$1008];[.$K3])" office:value-type="float" office:value="0">
            <text:p>0</text:p>
          </table:table-cell>
          <table:table-cell table:style-name="ce167" table:formula="of:=COUNTIF([.O$7:.O$1008];[.$K3])" office:value-type="float" office:value="0">
            <text:p>0</text:p>
          </table:table-cell>
          <table:table-cell table:style-name="ce206"/>
          <table:table-cell table:style-name="ce298" table:number-columns-repeated="205"/>
          <table:table-cell table:number-columns-repeated="35"/>
        </table:table-row>
        <table:table-row table:style-name="ro13">
          <table:table-cell/>
          <table:table-cell table:style-name="ce289" office:value-type="string">
            <text:p>Total Main Cases</text:p>
          </table:table-cell>
          <table:table-cell table:style-name="ce144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4"/>
          <table:table-cell/>
          <table:table-cell table:style-name="ce116"/>
          <table:table-cell table:style-name="ce206"/>
          <table:table-cell table:style-name="ce210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8];[.$K4])" office:value-type="float" office:value="0">
            <text:p>0</text:p>
          </table:table-cell>
          <table:table-cell table:style-name="ce167" table:formula="of:=COUNTIF([.M$7:.M$1008];[.$K4])" office:value-type="float" office:value="0">
            <text:p>0</text:p>
          </table:table-cell>
          <table:table-cell table:style-name="ce167" table:formula="of:=COUNTIF([.N$7:.N$1008];[.$K4])" office:value-type="float" office:value="0">
            <text:p>0</text:p>
          </table:table-cell>
          <table:table-cell table:style-name="ce167" table:formula="of:=COUNTIF([.O$7:.O$1008];[.$K4])" office:value-type="float" office:value="0">
            <text:p>0</text:p>
          </table:table-cell>
          <table:table-cell table:style-name="ce206"/>
          <table:table-cell table:style-name="ce298" table:number-columns-repeated="205"/>
          <table:table-cell table:number-columns-repeated="35"/>
        </table:table-row>
        <table:table-row table:style-name="ro24">
          <table:table-cell/>
          <table:table-cell table:style-name="ce290"/>
          <table:table-cell table:number-columns-repeated="7"/>
          <table:table-cell table:style-name="ce168"/>
          <table:table-cell office:value-type="string">
            <text:p>N/A</text:p>
          </table:table-cell>
          <table:table-cell table:style-name="ce167" table:formula="of:=COUNTIF([.L$7:.L$1008];[.$K5])" office:value-type="float" office:value="0">
            <text:p>0</text:p>
          </table:table-cell>
          <table:table-cell table:style-name="ce167" table:formula="of:=COUNTIF([.M$7:.M$1008];[.$K5])" office:value-type="float" office:value="0">
            <text:p>0</text:p>
          </table:table-cell>
          <table:table-cell table:style-name="ce167" table:formula="of:=COUNTIF([.N$7:.N$1008];[.$K5])" office:value-type="float" office:value="0">
            <text:p>0</text:p>
          </table:table-cell>
          <table:table-cell table:style-name="ce167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86" office:value-type="float" office:value="1">
            <text:p>001</text:p>
          </table:table-cell>
          <table:table-cell table:style-name="ce243" office:value-type="string">
            <text:p>FNC_ECMS_WCM_MICS_01.001</text:p>
          </table:table-cell>
          <table:table-cell table:style-name="ce293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104" office:value-type="string">
            <text:p>Display edit mode </text:p>
          </table:table-cell>
          <table:table-cell table:style-name="ce295" office:value-type="string">
            <text:p>Step 1: Access WCM program</text:p>
          </table:table-cell>
          <table:table-cell table:style-name="ce296" office:value-type="string">
            <text:p>- Login with user is advanced user</text:p>
          </table:table-cell>
          <table:table-cell table:style-name="ce296" office:value-type="string">
            <text:p>- Login successfully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style-name="ce297" table:number-columns-repeated="4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21">
          <table:table-cell table:style-name="ce1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edit mode </text:p>
            <text:p><text:s/></text:p>
          </table:table-cell>
          <table:table-cell table:style-name="ce295" office:value-type="string">
            <text:p>Step 2: Display edit mode</text:p>
          </table:table-cell>
          <table:table-cell table:style-name="ce296" office:value-type="string">
            <text:p>- Select <text:span text:style-name="T8">Edit</text:span> mode <text:span text:style-name="T21">at the top right </text:span><text:span text:style-name="T21">corner</text:span></text:p>
          </table:table-cell>
          <table:table-cell table:style-name="ce296" office:value-type="string">
            <text:p>- Display edit mode, which display <text:s/>all quick edit icons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style-name="ce297" table:number-columns-repeated="4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59">
          <table:table-cell table:style-name="ce13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104" office:value-type="string">
            <text:p>Display live mode </text:p>
          </table:table-cell>
          <table:table-cell table:style-name="ce295" office:value-type="string">
            <text:p>Step 1: Access WCM program</text:p>
          </table:table-cell>
          <table:table-cell table:style-name="ce296" office:value-type="string">
            <text:p>- Login with user is advanced user</text:p>
          </table:table-cell>
          <table:table-cell table:style-name="ce296" office:value-type="string">
            <text:p>- Login successfully</text:p>
            <text:p><text:span text:style-name="T28">- Display live mode, which disappear </text:span><text:span text:style-name="T28">all quick edit icons</text:span>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style-name="ce297" table:number-columns-repeated="4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59">
          <table:table-cell table:style-name="ce13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live mode </text:p>
          </table:table-cell>
          <table:table-cell table:style-name="ce295" office:value-type="string">
            <text:p>Step 2: Display live mode</text:p>
          </table:table-cell>
          <table:table-cell table:style-name="ce296" office:value-type="string">
            <text:p>- Select <text:span text:style-name="T8">Publish</text:span> mode <text:span text:style-name="T21">at the top right </text:span><text:span text:style-name="T21">corner</text:span></text:p>
          </table:table-cell>
          <table:table-cell table:style-name="ce296" office:value-type="string">
            <text:p>- Display publish mode, no quick edit icon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5"/>
        <table:table-column table:style-name="co39" table:default-cell-style-name="ce67"/>
        <table:table-column table:style-name="co51" table:default-cell-style-name="ce146"/>
        <table:table-column table:style-name="co52" table:default-cell-style-name="ce155"/>
        <table:table-column table:style-name="co53" table:default-cell-style-name="ce245"/>
        <table:table-column table:style-name="co40" table:default-cell-style-name="ce245"/>
        <table:table-column table:style-name="co54" table:default-cell-style-name="ce245"/>
        <table:table-column table:style-name="co55" table:default-cell-style-name="ce245"/>
        <table:table-column table:style-name="co49" table:default-cell-style-name="ce245"/>
        <table:table-column table:style-name="co56" table:default-cell-style-name="ce141"/>
        <table:table-column table:style-name="co8" table:default-cell-style-name="ce141"/>
        <table:table-column table:style-name="co57" table:default-cell-style-name="ce141"/>
        <table:table-column table:style-name="co8" table:number-columns-repeated="244" table:default-cell-style-name="ce141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10];[.$K1])" office:value-type="float" office:value="0">
            <text:p>0</text:p>
          </table:table-cell>
          <table:table-cell table:style-name="ce167" table:formula="of:=COUNTIF([.M$7:.M$1010];[.$K1])" office:value-type="float" office:value="0">
            <text:p>0</text:p>
          </table:table-cell>
          <table:table-cell table:style-name="ce167" table:formula="of:=COUNTIF([.N$7:.N$1010];[.$K1])" office:value-type="float" office:value="0">
            <text:p>0</text:p>
          </table:table-cell>
          <table:table-cell table:style-name="ce167" table:formula="of:=COUNTIF([.O$7:.O$1010];[.$K1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0];[.$K2])" office:value-type="float" office:value="0">
            <text:p>0</text:p>
          </table:table-cell>
          <table:table-cell table:style-name="ce167" table:formula="of:=COUNTIF([.M$7:.M$1010];[.$K2])" office:value-type="float" office:value="0">
            <text:p>0</text:p>
          </table:table-cell>
          <table:table-cell table:style-name="ce167" table:formula="of:=COUNTIF([.N$7:.N$1010];[.$K2])" office:value-type="float" office:value="0">
            <text:p>0</text:p>
          </table:table-cell>
          <table:table-cell table:style-name="ce167" table:formula="of:=COUNTIF([.O$7:.O$1010];[.$K2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0];[.$K3])" office:value-type="float" office:value="0">
            <text:p>0</text:p>
          </table:table-cell>
          <table:table-cell table:style-name="ce167" table:formula="of:=COUNTIF([.M$7:.M$1010];[.$K3])" office:value-type="float" office:value="0">
            <text:p>0</text:p>
          </table:table-cell>
          <table:table-cell table:style-name="ce167" table:formula="of:=COUNTIF([.N$7:.N$1010];[.$K3])" office:value-type="float" office:value="0">
            <text:p>0</text:p>
          </table:table-cell>
          <table:table-cell table:style-name="ce167" table:formula="of:=COUNTIF([.O$7:.O$1010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0];[.$K4])" office:value-type="float" office:value="0">
            <text:p>0</text:p>
          </table:table-cell>
          <table:table-cell table:style-name="ce167" table:formula="of:=COUNTIF([.M$7:.M$1010];[.$K4])" office:value-type="float" office:value="0">
            <text:p>0</text:p>
          </table:table-cell>
          <table:table-cell table:style-name="ce167" table:formula="of:=COUNTIF([.N$7:.N$1010];[.$K4])" office:value-type="float" office:value="0">
            <text:p>0</text:p>
          </table:table-cell>
          <table:table-cell table:style-name="ce167" table:formula="of:=COUNTIF([.O$7:.O$1010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10];[.$K5])" office:value-type="float" office:value="0">
            <text:p>0</text:p>
          </table:table-cell>
          <table:table-cell table:style-name="ce167" table:formula="of:=COUNTIF([.M$7:.M$1010];[.$K5])" office:value-type="float" office:value="0">
            <text:p>0</text:p>
          </table:table-cell>
          <table:table-cell table:style-name="ce167" table:formula="of:=COUNTIF([.N$7:.N$1010];[.$K5])" office:value-type="float" office:value="0">
            <text:p>0</text:p>
          </table:table-cell>
          <table:table-cell table:style-name="ce167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99" office:value-type="float" office:value="1">
            <text:p>001</text:p>
          </table:table-cell>
          <table:table-cell table:style-name="ce243" office:value-type="string">
            <text:p>FNC_ECMS_WCM_NEWS_01</text:p>
          </table:table-cell>
          <table:table-cell table:style-name="ce301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put value in all required filed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2: Put your email</text:p>
          </table:table-cell>
          <table:table-cell table:style-name="ce15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5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3: Select subscription</text:p>
          </table:table-cell>
          <table:table-cell table:style-name="ce156" office:value-type="string">
            <text:p>Tick on check-box of at least one subscription in each category </text:p>
          </table:table-cell>
          <table:table-cell table:style-name="ce156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4: Subscribe a newsletter</text:p>
          </table:table-cell>
          <table:table-cell table:style-name="ce151" office:value-type="string">
            <text:p>Click on <text:span text:style-name="T10">Subscribe</text:span> button</text:p>
          </table:table-cell>
          <table:table-cell table:style-name="ce156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5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'Your Email' field is blank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'Your Email' field is blank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5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email address is not right format (abc@def.com)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email address is not right format (abc@def.com)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5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do not select any category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2: Put your email</text:p>
          </table:table-cell>
          <table:table-cell table:style-name="ce15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5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3: Select category</text:p>
          </table:table-cell>
          <table:table-cell table:style-name="ce156" office:value-type="string">
            <text:p>Do not tick on check-box of any subscription which you want to receipt in 'Your status' column</text:p>
          </table:table-cell>
          <table:table-cell table:style-name="ce156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4: Subscribe a newsletter</text:p>
          </table:table-cell>
          <table:table-cell table:style-name="ce151" office:value-type="string">
            <text:p>Click on Subscribe button</text:p>
          </table:table-cell>
          <table:table-cell table:style-name="ce156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5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a newsletter email when input more than one email address in Your Email field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a newsletter email when input more than one email address in Your Email field</text:p>
          </table:table-cell>
          <table:table-cell table:style-name="ce151" office:value-type="string">
            <text:p>Step 2: Put more than one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6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5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8" office:value-type="string">
            <text:p>Change the subscription directly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directly</text:p>
          </table:table-cell>
          <table:table-cell table:style-name="ce156" office:value-type="string">
            <text:p>Step 2: Change the subscription</text:p>
          </table:table-cell>
          <table:table-cell table:style-name="ce156" office:value-type="string">
            <text:p>- Check\uncheck on subscriptions you want</text:p>
            <text:p>- Click on Change your subscriptions button</text:p>
          </table:table-cell>
          <table:table-cell table:style-name="ce156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5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8" office:value-type="string">
            <text:p>Change the subscription from link in the confirmation letter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from link in the confirmation letter</text:p>
          </table:table-cell>
          <table:table-cell table:style-name="ce156" office:value-type="string">
            <text:p>Step 2: Change the subscription </text:p>
          </table:table-cell>
          <table:table-cell table:style-name="ce156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6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5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8" office:value-type="string">
            <text:p>No receipt email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204" office:value-type="string">
            <text:p>No receipt email</text:p>
          </table:table-cell>
          <table:table-cell table:style-name="ce151" office:value-type="string">
            <text:p>Step 2: No receipt email</text:p>
          </table:table-cell>
          <table:table-cell table:style-name="ce151" office:value-type="string">
            <text:p>Click on Forget this email button near 'Your Email' field</text:p>
          </table:table-cell>
          <table:table-cell table:style-name="ce156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email address have special character (!@#$%^&amp;*()&lt;&gt;?|”) 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304" office:value-type="string">
            <text:p>Subscribe <text:s/>a newsletter email address have special character (!@#$%^&amp;*()&lt;&gt;?|”) 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43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Newsletter\Management\Category</text:p>
          </table:table-cell>
          <table:table-cell table:style-name="ce108" office:value-type="string">
            <text:p>Check create new category when put value in required field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5" office:value-type="string">
            <text:p>Step 3: Create new category with correct title and name</text:p>
          </table:table-cell>
          <table:table-cell table:style-name="ce155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55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5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 blank title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6" office:value-type="string">
            <text:p>Step 3: Create new category with blank title</text:p>
          </table:table-cell>
          <table:table-cell table:style-name="ce156" office:value-type="string">
            <text:p>- Leave Title field is blank</text:p>
            <text:p>- Click [<text:span text:style-name="T10">Save</text:span>] button</text:p>
          </table:table-cell>
          <table:table-cell table:style-name="ce156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 blank name 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6" office:value-type="string">
            <text:p>Step 3: Create new category with blank name</text:p>
          </table:table-cell>
          <table:table-cell table:style-name="ce156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6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5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out permission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6" office:value-type="string">
            <text:p>Step 3: Create new category without permission</text:p>
          </table:table-cell>
          <table:table-cell table:style-name="ce156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6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5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ace letter on nam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6" office:value-type="string">
            <text:p>Step 3: Create new category have space on name field</text:p>
          </table:table-cell>
          <table:table-cell table:style-name="ce156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6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5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ace letter on titl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1" office:value-type="string">
            <text:p>Step 3: Create new category have space letter on titl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6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5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3: Create new category have special character on nam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6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5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3: Create new category have space letter on titl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6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5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reate new category has the same name with existing categorie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1" office:value-type="string">
            <text:p>Step 3: Create new category has the same name with existing categories</text:p>
          </table:table-cell>
          <table:table-cell table:style-name="ce15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6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5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reate new category has the same title with existing categorie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1" office:value-type="string">
            <text:p>Step 3: Create new category has the same name with existing categories</text:p>
          </table:table-cell>
          <table:table-cell table:style-name="ce15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6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5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filtering user list when select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2: Show select user form</text:p>
          </table:table-cell>
          <table:table-cell table:style-name="ce156" office:value-type="string">
            <text:p>Click Select user icon in Moderator field</text:p>
          </table:table-cell>
          <table:table-cell table:style-name="ce156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3: Check filter user by input group directly</text:p>
          </table:table-cell>
          <table:table-cell table:style-name="ce151" office:value-type="string">
            <text:p>Input group name or group path into Group field &amp; hit Enter</text:p>
          </table:table-cell>
          <table:table-cell table:style-name="ce156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4: Check filter user by using search group icon</text:p>
          </table:table-cell>
          <table:table-cell table:style-name="ce151" office:value-type="string">
            <text:p>- Click Search group icon in Select User form</text:p>
            <text:p>- Select specific group in Select group form</text:p>
          </table:table-cell>
          <table:table-cell table:style-name="ce156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5: Check filter by Username/LastName/FirstName/Email</text:p>
          </table:table-cell>
          <table:table-cell table:style-name="ce15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6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5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user as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user as moderator while adding new category</text:p>
          </table:table-cell>
          <table:table-cell table:style-name="ce151" office:value-type="string">
            <text:p>Step 2: Show form to choose user to assign moderator right</text:p>
          </table:table-cell>
          <table:table-cell table:style-name="ce151" office:value-type="string">
            <text:p>Click <text:span text:style-name="T8">Select use</text:span>r icon in Moderator field</text:p>
          </table:table-cell>
          <table:table-cell table:style-name="ce156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user as moderator while adding new category</text:p>
          </table:table-cell>
          <table:table-cell table:style-name="ce151" office:value-type="string">
            <text:p>Step 3: Check select user</text:p>
          </table:table-cell>
          <table:table-cell table:style-name="ce151" office:value-type="string">
            <text:p>Filter user then click icon for corresponding user in Action column</text:p>
          </table:table-cell>
          <table:table-cell table:style-name="ce156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5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group to be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group to be moderator while adding new category</text:p>
          </table:table-cell>
          <table:table-cell table:style-name="ce151" office:value-type="string">
            <text:p>Step 2: Show form to choose user to assign moderator right</text:p>
          </table:table-cell>
          <table:table-cell table:style-name="ce151" office:value-type="string">
            <text:p>Click <text:span text:style-name="T8">Select group</text:span> icon in Moderator field</text:p>
          </table:table-cell>
          <table:table-cell table:style-name="ce156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group to be moderator while adding new category</text:p>
          </table:table-cell>
          <table:table-cell table:style-name="ce151" office:value-type="string">
            <text:p>Step 3: Check select user</text:p>
          </table:table-cell>
          <table:table-cell table:style-name="ce151" office:value-type="string">
            <text:p>Filter user then click icon for corresponding user in Action column</text:p>
          </table:table-cell>
          <table:table-cell table:style-name="ce156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5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multi-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multi-moderator while adding new category</text:p>
          </table:table-cell>
          <table:table-cell table:style-name="ce151" office:value-type="string">
            <text:p>Step 2: Select multi moderators</text:p>
          </table:table-cell>
          <table:table-cell table:style-name="ce151" office:value-type="string">
            <text:p>- Select different users, group for moderator field</text:p>
          </table:table-cell>
          <table:table-cell table:style-name="ce156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5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removing added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2: Check Delete icon when there's no moderator yet</text:p>
          </table:table-cell>
          <table:table-cell table:style-name="ce156" office:value-type="string">
            <text:p>In add new category form: click Delete icon when there's no one for Moderator field</text:p>
          </table:table-cell>
          <table:table-cell table:style-name="ce156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3: Add moderator</text:p>
          </table:table-cell>
          <table:table-cell table:style-name="ce156" office:value-type="string">
            <text:p>Select user/group for Moderator field</text:p>
          </table:table-cell>
          <table:table-cell table:style-name="ce156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4: Show form to delete moderator</text:p>
          </table:table-cell>
          <table:table-cell table:style-name="ce151" office:value-type="string">
            <text:p>Click Delete icon in Moderator field</text:p>
          </table:table-cell>
          <table:table-cell table:style-name="ce156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5: Check Delete moderator</text:p>
          </table:table-cell>
          <table:table-cell table:style-name="ce151" office:value-type="string">
            <text:p>Check the check box of user/group in Remove moderator form then click Remove button</text:p>
          </table:table-cell>
          <table:table-cell table:style-name="ce156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5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Edit existing categorie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7" office:value-type="string">
            <text:p>Step 2: Display menu to edit category</text:p>
          </table:table-cell>
          <table:table-cell table:style-name="ce156" office:value-type="string">
            <text:p>- Click on <text:span text:style-name="T10">Administration</text:span> button on the right corner of table and select 'Edit Category'</text:p>
          </table:table-cell>
          <table:table-cell table:style-name="ce15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7" office:value-type="string">
            <text:p>Step 3: Edit category</text:p>
          </table:table-cell>
          <table:table-cell table:style-name="ce156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5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5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Delete category when accept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Delete category when accept confirm message</text:p>
          </table:table-cell>
          <table:table-cell table:style-name="ce157" office:value-type="string">
            <text:p>Step 2: Delete category</text:p>
          </table:table-cell>
          <table:table-cell table:style-name="ce156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5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5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Delete category when do not accept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Delete category when do not accept confirm message</text:p>
          </table:table-cell>
          <table:table-cell table:style-name="ce157" office:value-type="string">
            <text:p>Step 2: Delete category</text:p>
          </table:table-cell>
          <table:table-cell table:style-name="ce156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5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43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hen put valid data in all required field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5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in specify categor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5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didn't choose category, which you want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5" office:value-type="string">
            <text:p>Step 3: Create new subscription but do not choose category</text:p>
          </table:table-cell>
          <table:table-cell table:style-name="ce155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ith blank nam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7" office:value-type="string">
            <text:p>Step 3: Create new subscription with blank name field</text:p>
          </table:table-cell>
          <table:table-cell table:style-name="ce155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5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ith blank titl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7" office:value-type="string">
            <text:p>Step 3: Create new subscription with blank title field</text:p>
          </table:table-cell>
          <table:table-cell table:style-name="ce155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5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contain special character (!@#$%^&amp;*()&lt;&gt;?|”) on nam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7" office:value-type="string">
            <text:p>Step 3: Create new subscription contain special character(!@#$%^&amp;*()&lt;&gt;?|”) on name field</text:p>
          </table:table-cell>
          <table:table-cell table:style-name="ce155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5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contain special character (!@#$%^&amp;*()&lt;&gt;?|”) on titl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7" office:value-type="string">
            <text:p>Step 3: Create new subscription contain special character(!@#$%^&amp;*()&lt;&gt;?|”) on title field</text:p>
          </table:table-cell>
          <table:table-cell table:style-name="ce155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5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has the same name with existing subscription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55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with blank redacto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5" office:value-type="string">
            <text:p>Step 3: Create new subscription with blank redactor</text:p>
          </table:table-cell>
          <table:table-cell table:style-name="ce155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55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with multiple redactor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5" office:value-type="string">
            <text:p>Step 3: Create new subscription with multiple redactor</text:p>
          </table:table-cell>
          <table:table-cell table:style-name="ce155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55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redactor in a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5: Delete a redactor</text:p>
          </table:table-cell>
          <table:table-cell table:style-name="ce15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6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all redactors in a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6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5: Delete all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6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redactors in subscription without checking users in Remove Redactor form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5: Delete all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6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cancel removing redactor in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5: Cancel removing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6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open an existing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View a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Edit existing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Edit existing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of category when click OK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of category when click Cancel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71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Newsletter\Management New Letter</text:p>
          </table:table-cell>
          <table:table-cell table:style-name="ce96" office:value-type="string">
            <text:p>Create new letter when put valid value in all required field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 when send date field is blank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 when do not update sending parameter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Send a new letter when <text:s/>chosen time is equal or less than current tim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Send a new letter when chosen time is greater than current tim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annot receive a letter if user has not confirmed yet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1" office:value-type="string">
            <text:p>Step 2: Subscribe newsletter </text:p>
          </table:table-cell>
          <table:table-cell table:style-name="ce15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1" office:value-type="string">
            <text:p>Step 3: Not confirm the letter</text:p>
          </table:table-cell>
          <table:table-cell table:style-name="ce15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View an exis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View an existing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Edit an existing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Edit an existing letter which has draft statu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hange letter status from draft to sent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hange letter status from draft to awaiting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ave] button after editing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end] button after editing time less than or equal the current time in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end] button after editing time greater than the current time in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Edit an existing letter which has Sent statu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when click OK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when click Cancel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onvert a letter as templat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onvert a letter as template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71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Ban public user in News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Unban public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Delete public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et the role administration for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Unset the role administration for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0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0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7" table:number-rows-repeated="118">
          <table:table-cell table:style-name="ce300"/>
          <table:table-cell table:style-name="ce245"/>
          <table:table-cell table:style-name="ce300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</table:table>
      <table:table table:name="Form_Generator" table:style-name="ta4" table:print="false">
        <office:forms form:automatic-focus="false" form:apply-design-mode="false"/>
        <table:table-column table:style-name="co58" table:default-cell-style-name="ce300"/>
        <table:table-column table:style-name="co59" table:default-cell-style-name="ce245"/>
        <table:table-column table:style-name="co60" table:default-cell-style-name="ce300"/>
        <table:table-column table:style-name="co61" table:default-cell-style-name="ce245"/>
        <table:table-column table:style-name="co62" table:default-cell-style-name="ce245"/>
        <table:table-column table:style-name="co63" table:default-cell-style-name="ce245"/>
        <table:table-column table:style-name="co64" table:default-cell-style-name="ce245"/>
        <table:table-column table:style-name="co65" table:default-cell-style-name="ce245"/>
        <table:table-column table:style-name="co43" table:default-cell-style-name="ce245"/>
        <table:table-column table:style-name="co8" table:number-columns-repeated="247" table:default-cell-style-name="ce141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09];[.$K1])" office:value-type="float" office:value="0">
            <text:p>0</text:p>
          </table:table-cell>
          <table:table-cell table:style-name="ce167" table:formula="of:=COUNTIF([.M$7:.M$1009];[.$K1])" office:value-type="float" office:value="0">
            <text:p>0</text:p>
          </table:table-cell>
          <table:table-cell table:style-name="ce167" table:formula="of:=COUNTIF([.N$7:.N$1009];[.$K1])" office:value-type="float" office:value="0">
            <text:p>0</text:p>
          </table:table-cell>
          <table:table-cell table:style-name="ce167" table:formula="of:=COUNTIF([.O$7:.O$1009];[.$K1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9];[.$K2])" office:value-type="float" office:value="0">
            <text:p>0</text:p>
          </table:table-cell>
          <table:table-cell table:style-name="ce167" table:formula="of:=COUNTIF([.M$7:.M$1009];[.$K2])" office:value-type="float" office:value="0">
            <text:p>0</text:p>
          </table:table-cell>
          <table:table-cell table:style-name="ce167" table:formula="of:=COUNTIF([.N$7:.N$1009];[.$K2])" office:value-type="float" office:value="0">
            <text:p>0</text:p>
          </table:table-cell>
          <table:table-cell table:style-name="ce167" table:formula="of:=COUNTIF([.O$7:.O$1009];[.$K2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 new node type and dialog</text:p>
          </table:table-cell>
          <table:covered-table-cell table:number-columns-repeated="2" table:style-name="ce16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9];[.$K3])" office:value-type="float" office:value="0">
            <text:p>0</text:p>
          </table:table-cell>
          <table:table-cell table:style-name="ce167" table:formula="of:=COUNTIF([.M$7:.M$1009];[.$K3])" office:value-type="float" office:value="0">
            <text:p>0</text:p>
          </table:table-cell>
          <table:table-cell table:style-name="ce167" table:formula="of:=COUNTIF([.N$7:.N$1009];[.$K3])" office:value-type="float" office:value="0">
            <text:p>0</text:p>
          </table:table-cell>
          <table:table-cell table:style-name="ce167" table:formula="of:=COUNTIF([.O$7:.O$1009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9];[.$K4])" office:value-type="float" office:value="0">
            <text:p>0</text:p>
          </table:table-cell>
          <table:table-cell table:style-name="ce167" table:formula="of:=COUNTIF([.M$7:.M$1009];[.$K4])" office:value-type="float" office:value="0">
            <text:p>0</text:p>
          </table:table-cell>
          <table:table-cell table:style-name="ce167" table:formula="of:=COUNTIF([.N$7:.N$1009];[.$K4])" office:value-type="float" office:value="0">
            <text:p>0</text:p>
          </table:table-cell>
          <table:table-cell table:style-name="ce167" table:formula="of:=COUNTIF([.O$7:.O$1009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09];[.$K5])" office:value-type="float" office:value="0">
            <text:p>0</text:p>
          </table:table-cell>
          <table:table-cell table:style-name="ce167" table:formula="of:=COUNTIF([.M$7:.M$1009];[.$K5])" office:value-type="float" office:value="0">
            <text:p>0</text:p>
          </table:table-cell>
          <table:table-cell table:style-name="ce167" table:formula="of:=COUNTIF([.N$7:.N$1009];[.$K5])" office:value-type="float" office:value="0">
            <text:p>0</text:p>
          </table:table-cell>
          <table:table-cell table:style-name="ce167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99" office:value-type="float" office:value="1">
            <text:p>001</text:p>
          </table:table-cell>
          <table:table-cell table:style-name="ce243" office:value-type="string">
            <text:p>FNC_ECMS_WCM_FORM_01</text:p>
          </table:table-cell>
          <table:table-cell table:style-name="ce301" office:value-type="float" office:value="1">
            <text:p>001</text:p>
          </table:table-cell>
          <table:table-cell table:style-name="ce302" office:value-type="string">
            <text:p>WCM\Form Generator</text:p>
          </table:table-cell>
          <table:table-cell table:style-name="ce96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style-name="ce1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WCM\Form Generator</text:p>
          </table:table-cell>
          <table:table-cell table:style-name="ce30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style-name="ce13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WCM\Form Generator</text:p>
          </table:table-cell>
          <table:table-cell table:style-name="ce30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style-name="ce13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5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5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style-name="ce13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5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76">
          <table:table-cell table:style-name="ce13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style-name="ce135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style-name="ce13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3">
          <table:table-cell table:style-name="ce135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7" office:value-type="string">
            <text:p>FNC_ECMS_WCM_FORM_02</text:p>
          </table:table-cell>
          <table:table-cell table:style-name="ce146" office:value-type="float" office:value="1">
            <text:p>001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5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308" office:value-type="string">
            <text:p>- Put value in all required field</text:p>
            <text:p>- Click <text:span text:style-name="T8">Save</text:span> button</text:p>
          </table:table-cell>
          <table:table-cell table:style-name="ce30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308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30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5"/>
          <table:table-cell table:style-name="ce96"/>
          <table:table-cell table:style-name="ce146"/>
          <table:table-cell table:style-name="ce155"/>
          <table:table-cell table:style-name="ce250"/>
          <table:table-cell/>
          <table:table-cell table:style-name="ce308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  <table:table-row table:style-name="ro77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</table:table>
      <table:table table:name="Categories" table:style-name="ta4" table:print="false">
        <office:forms form:automatic-focus="false" form:apply-design-mode="false"/>
        <table:table-column table:style-name="co35" table:default-cell-style-name="ce135"/>
        <table:table-column table:style-name="co70" table:default-cell-style-name="ce65"/>
        <table:table-column table:style-name="co42" table:default-cell-style-name="ce146"/>
        <table:table-column table:style-name="co71" table:default-cell-style-name="ce155"/>
        <table:table-column table:style-name="co72" table:default-cell-style-name="ce245"/>
        <table:table-column table:style-name="co73" table:default-cell-style-name="ce245"/>
        <table:table-column table:style-name="co74" table:default-cell-style-name="ce245"/>
        <table:table-column table:style-name="co47" table:default-cell-style-name="ce245"/>
        <table:table-column table:style-name="co8" table:default-cell-style-name="ce245"/>
        <table:table-column table:style-name="co8" table:number-columns-repeated="247" table:default-cell-style-name="Default"/>
        <table:table-row table:style-name="ro24">
          <table:table-cell table:style-name="ce164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100];[.$K1])" office:value-type="float" office:value="0">
            <text:p>0</text:p>
          </table:table-cell>
          <table:table-cell table:style-name="ce167" table:formula="of:=COUNTIF([.M$7:.M$1100];[.$K1])" office:value-type="float" office:value="0">
            <text:p>0</text:p>
          </table:table-cell>
          <table:table-cell table:style-name="ce167" table:formula="of:=COUNTIF([.N$7:.N$1100];[.$K1])" office:value-type="float" office:value="0">
            <text:p>0</text:p>
          </table:table-cell>
          <table:table-cell table:style-name="ce167" table:formula="of:=COUNTIF([.O$7:.O$1100];[.$K1])" office:value-type="float" office:value="0">
            <text:p>0</text:p>
          </table:table-cell>
          <table:table-cell table:style-name="ce147"/>
          <table:table-cell table:number-columns-repeated="30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100];[.$K2])" office:value-type="float" office:value="0">
            <text:p>0</text:p>
          </table:table-cell>
          <table:table-cell table:style-name="ce167" table:formula="of:=COUNTIF([.M$7:.M$1100];[.$K2])" office:value-type="float" office:value="0">
            <text:p>0</text:p>
          </table:table-cell>
          <table:table-cell table:style-name="ce167" table:formula="of:=COUNTIF([.N$7:.N$1100];[.$K2])" office:value-type="float" office:value="0">
            <text:p>0</text:p>
          </table:table-cell>
          <table:table-cell table:style-name="ce167" table:formula="of:=COUNTIF([.O$7:.O$1100];[.$K2])" office:value-type="float" office:value="0">
            <text:p>0</text:p>
          </table:table-cell>
          <table:table-cell table:style-name="ce147"/>
          <table:table-cell table:number-columns-repeated="30"/>
          <table:table-cell table:style-name="ce166" table:number-columns-repeated="208"/>
          <table:table-cell table:number-columns-repeated="2"/>
        </table:table-row>
        <table:table-row table:style-name="ro35">
          <table:table-cell table:style-name="ce164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6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100];[.$K3])" office:value-type="float" office:value="0">
            <text:p>0</text:p>
          </table:table-cell>
          <table:table-cell table:style-name="ce167" table:formula="of:=COUNTIF([.M$7:.M$1100];[.$K3])" office:value-type="float" office:value="0">
            <text:p>0</text:p>
          </table:table-cell>
          <table:table-cell table:style-name="ce167" table:formula="of:=COUNTIF([.N$7:.N$1100];[.$K3])" office:value-type="float" office:value="0">
            <text:p>0</text:p>
          </table:table-cell>
          <table:table-cell table:style-name="ce167" table:formula="of:=COUNTIF([.O$7:.O$1100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242" office:value-type="string">
            <text:p>Total Main Cases</text:p>
          </table:table-cell>
          <table:table-cell table:style-name="ce144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100];[.$K4])" office:value-type="float" office:value="0">
            <text:p>0</text:p>
          </table:table-cell>
          <table:table-cell table:style-name="ce167" table:formula="of:=COUNTIF([.M$7:.M$1100];[.$K4])" office:value-type="float" office:value="0">
            <text:p>0</text:p>
          </table:table-cell>
          <table:table-cell table:style-name="ce167" table:formula="of:=COUNTIF([.N$7:.N$1100];[.$K4])" office:value-type="float" office:value="0">
            <text:p>0</text:p>
          </table:table-cell>
          <table:table-cell table:style-name="ce167" table:formula="of:=COUNTIF([.O$7:.O$1100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office:value-type="string">
            <text:p>N/A</text:p>
          </table:table-cell>
          <table:table-cell table:style-name="ce167" table:formula="of:=COUNTIF([.L$7:.L$1100];[.$K5])" office:value-type="float" office:value="0">
            <text:p>0</text:p>
          </table:table-cell>
          <table:table-cell table:style-name="ce167" table:formula="of:=COUNTIF([.M$7:.M$1100];[.$K5])" office:value-type="float" office:value="0">
            <text:p>0</text:p>
          </table:table-cell>
          <table:table-cell table:style-name="ce167" table:formula="of:=COUNTIF([.N$7:.N$1100];[.$K5])" office:value-type="float" office:value="0">
            <text:p>0</text:p>
          </table:table-cell>
          <table:table-cell table:style-name="ce167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33">
          <table:table-cell table:style-name="ce299" office:value-type="float" office:value="1">
            <text:p>001</text:p>
          </table:table-cell>
          <table:table-cell table:style-name="ce243" office:value-type="string">
            <text:p>FNC_ECMS_WCM_CAT_01</text:p>
          </table:table-cell>
          <table:table-cell table:style-name="ce301" office:value-type="float" office:value="1">
            <text:p>001</text:p>
          </table:table-cell>
          <table:table-cell table:style-name="ce302" office:value-type="string">
            <text:p>WCM\Categories\Category Navigation</text:p>
          </table:table-cell>
          <table:table-cell table:style-name="ce96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</text:span><text:span text:style-name="T4">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43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Categories\PCLV</text:p>
          </table:table-cell>
          <table:table-cell table:style-name="ce96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6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5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3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3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3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3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6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5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45"/>
        </table:table-row>
        <table:table-row table:style-name="ro7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43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Categories\Tags</text:p>
          </table:table-cell>
          <table:table-cell table:style-name="ce113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30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3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30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3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3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45"/>
        </table:table-row>
        <table:table-row table:style-name="ro17" table:number-rows-repeated="108">
          <table:table-cell table:style-name="ce245" table:number-columns-repeated="2"/>
          <table:table-cell table:style-name="ce300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41" table:number-columns-repeated="2"/>
          <table:table-cell table:style-name="ce136"/>
          <table:table-cell table:style-name="ce141" table:number-columns-repeated="253"/>
        </table:table-row>
        <table:table-row table:style-name="ro17">
          <table:table-cell table:style-name="ce141" table:number-columns-repeated="2"/>
          <table:table-cell table:style-name="ce136"/>
          <table:table-cell table:style-name="ce141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3" table:target-range-address="Content_List_Viewer.A6:Content_List_Viewer.N180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4" table:target-range-address="Content_By_Query.A6:Content_By_Query.N34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7/31/2012</text:date>, <text:time>17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7-31T17:42:05</dc:date>
    <meta:editing-cycles>462</meta:editing-cycles>
    <meta:editing-duration>P5DT15H40M12S</meta:editing-duration>
    <dc:creator>exoplatform </dc:creator>
    <meta:document-statistic meta:table-count="13" meta:cell-count="10984" meta:object-count="2"/>
    <meta:user-defined meta:name="Info 1"/>
    <meta:user-defined meta:name="Info 2"/>
    <meta:user-defined meta:name="Info 3"/>
    <meta:user-defined meta:name="Info 4"/>
  </office:meta>
</office:document-meta>
</file>